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396in" fo:margin-left="0in" fo:margin-top="0in" fo:margin-bottom="0in" fo:break-before="auto" fo:break-after="auto" table:align="left"/>
    </style:style>
    <style:style style:name="Table1.A" style:family="table-column">
      <style:table-column-properties style:column-width="2.4993in"/>
    </style:style>
    <style:style style:name="Table1.B" style:family="table-column">
      <style:table-column-properties style:column-width="0.7479in"/>
    </style:style>
    <style:style style:name="Table1.D" style:family="table-column">
      <style:table-column-properties style:column-width="0.7486in"/>
    </style:style>
    <style:style style:name="Table1.F" style:family="table-column">
      <style:table-column-properties style:column-width="0.7472in"/>
    </style:style>
    <style:style style:name="Table1.1" style:family="table-row">
      <style:table-row-properties fo:keep-together="auto"/>
    </style:style>
    <style:style style:name="Table1.A1" style:family="table-cell">
      <style:table-cell-properties style:vertical-align="middle" fo:padding="0.0389in" fo:border="0.5pt solid #666666"/>
    </style:style>
    <style:style style:name="Table1.F1" style:family="table-cell">
      <style:table-cell-properties style:vertical-align="middle" fo:background-color="#efefef" fo:padding="0.0389in" fo:border="0.5pt solid #666666">
        <style:background-image/>
      </style:table-cell-properties>
    </style:style>
    <style:style style:name="Table1.C2" style:family="table-cell">
      <style:table-cell-properties style:vertical-align="bottom" fo:padding="0.0389in" fo:border="0.5pt solid #666666"/>
    </style:style>
    <style:style style:name="Table1.D2" style:family="table-cell">
      <style:table-cell-properties style:vertical-align="bottom" fo:padding="0.0389in" fo:border="0.5pt solid #666666"/>
    </style:style>
    <style:style style:name="Table1.E2" style:family="table-cell">
      <style:table-cell-properties style:vertical-align="bottom" fo:padding="0.0389in" fo:border="0.5pt solid #666666"/>
    </style:style>
    <style:style style:name="Table1.F2" style:family="table-cell">
      <style:table-cell-properties style:vertical-align="bottom" fo:background-color="#efefef" fo:padding="0.0389in" fo:border="0.5pt solid #666666">
        <style:background-image/>
      </style:table-cell-properties>
    </style:style>
    <style:style style:name="Table1.C3" style:family="table-cell">
      <style:table-cell-properties style:vertical-align="bottom" fo:padding="0.0389in" fo:border="0.5pt solid #666666"/>
    </style:style>
    <style:style style:name="Table1.D3" style:family="table-cell">
      <style:table-cell-properties style:vertical-align="bottom" fo:padding="0.0389in" fo:border="0.5pt solid #666666"/>
    </style:style>
    <style:style style:name="Table1.E3" style:family="table-cell">
      <style:table-cell-properties style:vertical-align="bottom" fo:padding="0.0389in" fo:border="0.5pt solid #666666"/>
    </style:style>
    <style:style style:name="Table1.C4" style:family="table-cell">
      <style:table-cell-properties style:vertical-align="bottom" fo:padding="0.0389in" fo:border="0.5pt solid #666666"/>
    </style:style>
    <style:style style:name="Table1.D4" style:family="table-cell">
      <style:table-cell-properties style:vertical-align="bottom" fo:padding="0.0389in" fo:border="0.5pt solid #666666"/>
    </style:style>
    <style:style style:name="Table1.E4" style:family="table-cell">
      <style:table-cell-properties style:vertical-align="bottom" fo:padding="0.0389in" fo:border="0.5pt solid #666666"/>
    </style:style>
    <style:style style:name="Table1.C5" style:family="table-cell">
      <style:table-cell-properties style:vertical-align="bottom" fo:padding="0.0389in" fo:border="0.5pt solid #666666"/>
    </style:style>
    <style:style style:name="Table1.D5" style:family="table-cell">
      <style:table-cell-properties style:vertical-align="bottom" fo:padding="0.0389in" fo:border="0.5pt solid #666666"/>
    </style:style>
    <style:style style:name="Table1.E5" style:family="table-cell">
      <style:table-cell-properties style:vertical-align="bottom" fo:padding="0.0389in" fo:border="0.5pt solid #666666"/>
    </style:style>
    <style:style style:name="Table1.C6" style:family="table-cell">
      <style:table-cell-properties style:vertical-align="bottom" fo:padding="0.0389in" fo:border="0.5pt solid #666666"/>
    </style:style>
    <style:style style:name="Table1.D6" style:family="table-cell">
      <style:table-cell-properties style:vertical-align="bottom" fo:padding="0.0389in" fo:border="0.5pt solid #666666"/>
    </style:style>
    <style:style style:name="Table1.E6" style:family="table-cell">
      <style:table-cell-properties style:vertical-align="bottom" fo:padding="0.0389in" fo:border="0.5pt solid #666666"/>
    </style:style>
    <style:style style:name="Table1.C7" style:family="table-cell">
      <style:table-cell-properties style:vertical-align="bottom" fo:padding="0.0389in" fo:border="0.5pt solid #666666"/>
    </style:style>
    <style:style style:name="Table1.D7" style:family="table-cell">
      <style:table-cell-properties style:vertical-align="bottom" fo:padding="0.0389in" fo:border="0.5pt solid #666666"/>
    </style:style>
    <style:style style:name="Table1.E7" style:family="table-cell">
      <style:table-cell-properties style:vertical-align="bottom" fo:padding="0.0389in" fo:border="0.5pt solid #666666"/>
    </style:style>
    <style:style style:name="Table1.C8" style:family="table-cell">
      <style:table-cell-properties style:vertical-align="bottom" fo:padding="0.0389in" fo:border="0.5pt solid #666666"/>
    </style:style>
    <style:style style:name="Table1.D8" style:family="table-cell">
      <style:table-cell-properties style:vertical-align="bottom" fo:padding="0.0389in" fo:border="0.5pt solid #666666"/>
    </style:style>
    <style:style style:name="Table1.E8" style:family="table-cell">
      <style:table-cell-properties style:vertical-align="bottom" fo:padding="0.0389in" fo:border="0.5pt solid #666666"/>
    </style:style>
    <style:style style:name="Table1.C9" style:family="table-cell">
      <style:table-cell-properties style:vertical-align="bottom" fo:padding="0.0389in" fo:border="0.5pt solid #666666"/>
    </style:style>
    <style:style style:name="Table1.D9" style:family="table-cell">
      <style:table-cell-properties style:vertical-align="bottom" fo:padding="0.0389in" fo:border="0.5pt solid #666666"/>
    </style:style>
    <style:style style:name="Table1.E9" style:family="table-cell">
      <style:table-cell-properties style:vertical-align="bottom" fo:padding="0.0389in" fo:border="0.5pt solid #666666"/>
    </style:style>
    <style:style style:name="Table1.C10" style:family="table-cell">
      <style:table-cell-properties style:vertical-align="bottom" fo:padding="0.0389in" fo:border="0.5pt solid #666666"/>
    </style:style>
    <style:style style:name="Table1.D10" style:family="table-cell">
      <style:table-cell-properties style:vertical-align="bottom" fo:padding="0.0389in" fo:border="0.5pt solid #666666"/>
    </style:style>
    <style:style style:name="Table1.E10" style:family="table-cell">
      <style:table-cell-properties style:vertical-align="bottom" fo:padding="0.0389in" fo:border="0.5pt solid #666666"/>
    </style:style>
    <style:style style:name="Table1.C11" style:family="table-cell">
      <style:table-cell-properties style:vertical-align="bottom" fo:padding="0.0389in" fo:border="0.5pt solid #666666"/>
    </style:style>
    <style:style style:name="Table1.D11" style:family="table-cell">
      <style:table-cell-properties style:vertical-align="bottom" fo:padding="0.0389in" fo:border="0.5pt solid #666666"/>
    </style:style>
    <style:style style:name="Table1.E11" style:family="table-cell">
      <style:table-cell-properties style:vertical-align="bottom" fo:padding="0.0389in" fo:border="0.5pt solid #666666"/>
    </style:style>
    <style:style style:name="Table1.C12" style:family="table-cell">
      <style:table-cell-properties style:vertical-align="bottom" fo:padding="0.0389in" fo:border="0.5pt solid #666666"/>
    </style:style>
    <style:style style:name="Table1.D12" style:family="table-cell">
      <style:table-cell-properties style:vertical-align="bottom" fo:padding="0.0389in" fo:border="0.5pt solid #666666"/>
    </style:style>
    <style:style style:name="Table1.E12" style:family="table-cell">
      <style:table-cell-properties style:vertical-align="bottom" fo:padding="0.0389in" fo:border="0.5pt solid #666666"/>
    </style:style>
    <style:style style:name="Table1.C13" style:family="table-cell">
      <style:table-cell-properties style:vertical-align="bottom" fo:padding="0.0389in" fo:border="0.5pt solid #666666"/>
    </style:style>
    <style:style style:name="Table1.D13" style:family="table-cell">
      <style:table-cell-properties style:vertical-align="bottom" fo:padding="0.0389in" fo:border="0.5pt solid #666666"/>
    </style:style>
    <style:style style:name="Table1.E13" style:family="table-cell">
      <style:table-cell-properties style:vertical-align="bottom" fo:padding="0.0389in" fo:border="0.5pt solid #666666"/>
    </style:style>
    <style:style style:name="Table1.C14" style:family="table-cell">
      <style:table-cell-properties style:vertical-align="bottom" fo:padding="0.0389in" fo:border="0.5pt solid #666666"/>
    </style:style>
    <style:style style:name="Table1.D14" style:family="table-cell">
      <style:table-cell-properties style:vertical-align="bottom" fo:padding="0.0389in" fo:border="0.5pt solid #666666"/>
    </style:style>
    <style:style style:name="Table1.E14" style:family="table-cell">
      <style:table-cell-properties style:vertical-align="bottom" fo:padding="0.0389in" fo:border="0.5pt solid #666666"/>
    </style:style>
    <style:style style:name="Table1.C15" style:family="table-cell">
      <style:table-cell-properties style:vertical-align="bottom" fo:padding="0.0389in" fo:border="0.5pt solid #666666"/>
    </style:style>
    <style:style style:name="Table1.D15" style:family="table-cell">
      <style:table-cell-properties style:vertical-align="bottom" fo:padding="0.0389in" fo:border="0.5pt solid #666666"/>
    </style:style>
    <style:style style:name="Table1.E15" style:family="table-cell">
      <style:table-cell-properties style:vertical-align="bottom" fo:padding="0.0389in" fo:border="0.5pt solid #666666"/>
    </style:style>
    <style:style style:name="Table2" style:family="table">
      <style:table-properties style:width="3.5313in" fo:margin-left="0in" fo:margin-top="0in" fo:margin-bottom="0in" table:align="left"/>
    </style:style>
    <style:style style:name="Table2.A" style:family="table-column">
      <style:table-column-properties style:column-width="0.7083in"/>
    </style:style>
    <style:style style:name="Table2.B" style:family="table-column">
      <style:table-column-properties style:column-width="2.8222in"/>
    </style:style>
    <style:style style:name="Table2.1" style:family="table-row">
      <style:table-row-properties fo:keep-together="auto"/>
    </style:style>
    <style:style style:name="Table2.A1" style:family="table-cell">
      <style:table-cell-properties style:vertical-align="middle" fo:padding="0.0694in" fo:border="1pt solid #000000"/>
    </style:style>
    <style:style style:name="Table2.B1" style:family="table-cell">
      <style:table-cell-properties style:vertical-align="" fo:padding="0.0694in" fo:border="1pt solid #000000"/>
    </style:style>
    <style:style style:name="Table3" style:family="table">
      <style:table-properties style:width="6.25in" fo:margin-left="0in" fo:margin-top="0in" fo:margin-bottom="0in" table:align="left"/>
    </style:style>
    <style:style style:name="Table3.A" style:family="table-column">
      <style:table-column-properties style:column-width="2.8021in"/>
    </style:style>
    <style:style style:name="Table3.B" style:family="table-column">
      <style:table-column-properties style:column-width="0.8618in"/>
    </style:style>
    <style:style style:name="Table3.E" style:family="table-column">
      <style:table-column-properties style:column-width="0.8625in"/>
    </style:style>
    <style:style style:name="Table3.1" style:family="table-row">
      <style:table-row-properties fo:keep-together="auto"/>
    </style:style>
    <style:style style:name="Table3.A1" style:family="table-cell">
      <style:table-cell-properties style:vertical-align="middle" fo:padding="0.0389in" fo:border="0.5pt solid #666666"/>
    </style:style>
    <style:style style:name="Table4" style:family="table">
      <style:table-properties style:width="6.2917in" fo:margin-left="0in" fo:margin-top="0in" fo:margin-bottom="0in" table:align="left"/>
    </style:style>
    <style:style style:name="Table4.A" style:family="table-column">
      <style:table-column-properties style:column-width="0.3542in"/>
    </style:style>
    <style:style style:name="Table4.B" style:family="table-column">
      <style:table-column-properties style:column-width="4.8535in"/>
    </style:style>
    <style:style style:name="Table4.C" style:family="table-column">
      <style:table-column-properties style:column-width="1.084in"/>
    </style:style>
    <style:style style:name="Table4.1" style:family="table-row">
      <style:table-row-properties fo:keep-together="auto"/>
    </style:style>
    <style:style style:name="Table4.A1" style:family="table-cell">
      <style:table-cell-properties fo:padding="0.0389in" fo:border-left="0.6pt solid #666666" fo:border-right="0.6pt solid #666666" fo:border-top="0.6pt solid #666666" fo:border-bottom="0.5pt solid #666666"/>
    </style:style>
    <style:style style:name="Table4.B1" style:family="table-cell">
      <style:table-cell-properties style:vertical-align="bottom" fo:padding="0.0389in" fo:border-left="0.6pt solid #666666" fo:border-right="0.6pt solid #666666" fo:border-top="0.6pt solid #666666" fo:border-bottom="0.5pt solid #666666"/>
    </style:style>
    <style:style style:name="Table4.A2" style:family="table-cell">
      <style:table-cell-properties fo:padding="0.0389in" fo:border="0.5pt solid #666666"/>
    </style:style>
    <style:style style:name="Table4.B2" style:family="table-cell">
      <style:table-cell-properties style:vertical-align="bottom" fo:padding="0.0389in" fo:border="0.5pt solid #666666"/>
    </style:style>
    <style:style style:name="Table4.C2" style:family="table-cell">
      <style:table-cell-properties style:vertical-align="middle" fo:padding="0.0389in" fo:border="0.5pt solid #666666"/>
    </style:style>
    <style:style style:name="Table4.A3" style:family="table-cell">
      <style:table-cell-properties fo:padding="0.0389in" fo:border="0.5pt solid #666666"/>
    </style:style>
    <style:style style:name="Table4.A4" style:family="table-cell">
      <style:table-cell-properties fo:padding="0.0389in" fo:border="0.5pt solid #666666"/>
    </style:style>
    <style:style style:name="Table4.A5" style:family="table-cell">
      <style:table-cell-properties fo:padding="0.0389in" fo:border="0.5pt solid #666666"/>
    </style:style>
    <style:style style:name="Table4.A6" style:family="table-cell">
      <style:table-cell-properties fo:padding="0.0389in" fo:border="0.5pt solid #666666"/>
    </style:style>
    <style:style style:name="Table4.A7" style:family="table-cell">
      <style:table-cell-properties fo:padding="0.0389in" fo:border="0.5pt solid #666666"/>
    </style:style>
    <style:style style:name="Table4.A8" style:family="table-cell">
      <style:table-cell-properties fo:padding="0.0389in" fo:border="0.5pt solid #666666"/>
    </style:style>
    <style:style style:name="P1" style:family="paragraph" style:parent-style-name="Standard">
      <style:text-properties fo:font-size="12pt" style:font-size-asian="12pt" style:font-size-complex="12pt"/>
    </style:style>
    <style:style style:name="P2" style:family="paragraph" style:parent-style-name="Standard">
      <style:paragraph-properties fo:text-align="end" style:justify-single-word="false"/>
    </style:style>
    <style:style style:name="P3" style:family="paragraph" style:parent-style-name="Standard">
      <style:paragraph-properties fo:margin-left="0in" fo:margin-right="0in" fo:margin-top="0.0417in" fo:margin-bottom="0in" loext:contextual-spacing="false" fo:line-height="15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4" style:family="paragraph" style:parent-style-name="Standard">
      <style:paragraph-properties fo:margin-left="0in" fo:margin-right="0in" fo:margin-top="0.0417in" fo:margin-bottom="0in" loext:contextual-spacing="false" fo:line-height="15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5" style:family="paragraph" style:parent-style-name="Standard">
      <style:paragraph-properties fo:margin-left="0in" fo:margin-right="0in" fo:line-height="100%" fo:text-indent="0in" style:auto-text-indent="false"/>
    </style:style>
    <style:style style:name="P6" style:family="paragraph" style:parent-style-name="Standard">
      <style:paragraph-properties fo:margin-left="0in" fo:margin-right="0in" fo:line-height="100%" fo:text-align="center" style:justify-single-word="false" fo:text-indent="0in" style:auto-text-indent="false"/>
    </style:style>
    <style:style style:name="P7" style:family="paragraph" style:parent-style-name="Standard">
      <style:paragraph-properties fo:margin-left="0in" fo:margin-right="0in" fo:line-height="100%" fo:text-align="center" style:justify-single-word="false" fo:orphans="0" fo:widows="0" fo:text-indent="0in" style:auto-text-indent="false"/>
    </style:style>
    <style:style style:name="P8" style:family="paragraph" style:parent-style-name="Standard">
      <style:paragraph-properties fo:margin-left="0in" fo:margin-right="0in" fo:line-height="100%" fo:text-align="start" style:justify-single-word="false" fo:orphans="0" fo:widows="0" fo:text-indent="0in" style:auto-text-indent="false"/>
    </style:style>
    <style:style style:name="P9" style:family="paragraph" style:parent-style-name="Standard">
      <style:paragraph-properties fo:margin-left="0in" fo:margin-right="0in" fo:line-height="100%" fo:text-align="end" style:justify-single-word="false" fo:text-indent="0in" style:auto-text-indent="false"/>
    </style:style>
    <style:style style:name="P10" style:family="paragraph" style:parent-style-name="Standard">
      <style:paragraph-properties fo:margin-left="0in" fo:margin-right="0in" fo:line-height="115%" fo:text-align="center" style:justify-single-word="false" fo:orphans="0" fo:widows="0" fo:text-indent="0in" style:auto-text-indent="false"/>
    </style:style>
    <style:style style:name="P11" style:family="paragraph" style:parent-style-name="Standard">
      <style:paragraph-properties fo:margin-left="0in" fo:margin-right="0in" fo:line-height="115%" fo:text-align="end" style:justify-single-word="false" fo:orphans="0" fo:widows="0" fo:text-indent="0in" style:auto-text-indent="false"/>
    </style:style>
    <style:style style:name="P12" style:family="paragraph" style:parent-style-name="Standard">
      <style:paragraph-properties fo:margin-left="0in" fo:margin-right="0in" fo:line-height="115%" fo:text-align="start" style:justify-single-word="false" fo:orphans="0" fo:widows="0" fo:text-indent="0in" style:auto-text-indent="false"/>
    </style:style>
    <style:style style:name="P13" style:family="paragraph" style:parent-style-name="Standard">
      <style:paragraph-properties fo:margin-left="0in" fo:margin-right="0in" fo:line-height="115%" fo:text-align="start" style:justify-single-word="false" fo:orphans="0" fo:widows="0" fo:text-indent="0in" style:auto-text-indent="false"/>
      <style:text-properties fo:font-weight="bold" style:font-weight-asian="bold"/>
    </style:style>
    <style:style style:name="P14" style:family="paragraph" style:parent-style-name="Standard">
      <style:paragraph-properties fo:margin-left="0in" fo:margin-right="0in" fo:margin-top="0in" fo:margin-bottom="0in" loext:contextual-spacing="false" fo:line-height="150%" fo:text-indent="0in" style:auto-text-indent="false"/>
    </style:style>
    <style:style style:name="P15" style:family="paragraph" style:parent-style-name="Standard">
      <style:paragraph-properties fo:margin-left="0.25in" fo:margin-right="0in" fo:margin-top="0.0417in" fo:margin-bottom="0in" loext:contextual-spacing="false" fo:line-height="15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16" style:family="paragraph" style:parent-style-name="Standard" style:list-style-name="WWNum1">
      <style:paragraph-properties fo:margin-left="1in" fo:margin-right="0in" fo:text-indent="-0.25in" style:auto-text-indent="false"/>
    </style:style>
    <style:style style:name="P17" style:family="paragraph" style:parent-style-name="Standard" style:list-style-name="WWNum3">
      <style:paragraph-properties fo:margin-left="1in" fo:margin-right="0in" fo:text-indent="-0.25in" style:auto-text-indent="false"/>
    </style:style>
    <style:style style:name="P18" style:family="paragraph" style:parent-style-name="Standard" style:list-style-name="WWNum2">
      <style:paragraph-properties fo:margin-left="1in" fo:margin-right="0in" fo:text-indent="-0.25in" style:auto-text-indent="false"/>
    </style:style>
    <style:style style:name="P19" style:family="paragraph" style:parent-style-name="Standard" style:list-style-name="WWNum5">
      <style:paragraph-properties fo:margin-left="1in" fo:margin-right="0in" fo:line-height="115%" fo:text-align="start" style:justify-single-word="false" fo:orphans="0" fo:widows="0" fo:text-indent="-0.25in" style:auto-text-indent="false"/>
    </style:style>
    <style:style style:name="P20" style:family="paragraph" style:parent-style-name="Standard" style:list-style-name="WWNum5">
      <style:paragraph-properties fo:margin-left="1in" fo:margin-right="0in" fo:margin-top="0in" fo:margin-bottom="0in" loext:contextual-spacing="false" fo:line-height="150%" fo:text-indent="-0.25in" style:auto-text-indent="false"/>
    </style:style>
    <style:style style:name="P21" style:family="paragraph" style:parent-style-name="Standard">
      <style:paragraph-properties fo:margin-left="1in" fo:margin-right="0in" fo:text-indent="0in" style:auto-text-indent="false"/>
    </style:style>
    <style:style style:name="P22" style:family="paragraph" style:parent-style-name="Standard">
      <style:paragraph-properties fo:margin-left="1in" fo:margin-right="0in" fo:text-indent="0in" style:auto-text-indent="false"/>
      <style:text-properties fo:font-weight="bold" style:font-weight-asian="bold"/>
    </style:style>
    <style:style style:name="P23" style:family="paragraph" style:parent-style-name="Standard">
      <style:paragraph-properties fo:margin-left="1in" fo:margin-right="0in" fo:line-height="115%" fo:text-align="start" style:justify-single-word="false" fo:orphans="0" fo:widows="0" fo:text-indent="0in" style:auto-text-indent="false"/>
    </style:style>
    <style:style style:name="P24" style:family="paragraph" style:parent-style-name="Standard">
      <style:paragraph-properties fo:margin-left="1in" fo:margin-right="0in" fo:margin-top="0in" fo:margin-bottom="0in" loext:contextual-spacing="false" fo:line-height="150%" fo:text-indent="0in" style:auto-text-indent="false"/>
    </style:style>
    <style:style style:name="P25" style:family="paragraph" style:parent-style-name="Standard" style:list-style-name="WWNum3">
      <style:paragraph-properties fo:margin-left="1.5in" fo:margin-right="0in" fo:text-indent="-0.25in" style:auto-text-indent="false"/>
    </style:style>
    <style:style style:name="P26" style:family="paragraph" style:parent-style-name="Standard" style:list-style-name="WWNum2">
      <style:paragraph-properties fo:margin-left="1.5in" fo:margin-right="0in" fo:text-indent="-0.25in" style:auto-text-indent="false"/>
    </style:style>
    <style:style style:name="P27" style:family="paragraph" style:parent-style-name="Standard" style:list-style-name="WWNum6">
      <style:paragraph-properties fo:margin-left="1.5in" fo:margin-right="0in" fo:text-indent="-0.25in" style:auto-text-indent="false"/>
    </style:style>
    <style:style style:name="P28" style:family="paragraph" style:parent-style-name="Standard" style:list-style-name="WWNum4">
      <style:paragraph-properties fo:margin-left="1.5in" fo:margin-right="0in" fo:text-indent="-0.25in" style:auto-text-indent="false"/>
    </style:style>
    <style:style style:name="P29" style:family="paragraph" style:parent-style-name="Standard" style:list-style-name="WWNum9">
      <style:paragraph-properties fo:margin-left="1.5in" fo:margin-right="0in" fo:text-indent="-0.25in" style:auto-text-indent="false"/>
    </style:style>
    <style:style style:name="P30" style:family="paragraph" style:parent-style-name="Standard" style:list-style-name="WWNum10">
      <style:paragraph-properties fo:margin-left="1.5in" fo:margin-right="0in" fo:text-indent="-0.25in" style:auto-text-indent="false"/>
    </style:style>
    <style:style style:name="P31" style:family="paragraph" style:parent-style-name="Standard" style:list-style-name="WWNum7">
      <style:paragraph-properties fo:margin-left="1.5in" fo:margin-right="0in" fo:text-indent="-0.25in" style:auto-text-indent="false"/>
    </style:style>
    <style:style style:name="P32" style:family="paragraph" style:parent-style-name="Standard" style:list-style-name="WWNum8">
      <style:paragraph-properties fo:margin-left="1.5in" fo:margin-right="0in" fo:text-indent="-0.25in" style:auto-text-indent="false"/>
    </style:style>
    <style:style style:name="P33" style:family="paragraph" style:parent-style-name="Standard">
      <style:paragraph-properties fo:margin-left="1.5in" fo:margin-right="0in" fo:text-indent="0in" style:auto-text-indent="false"/>
    </style:style>
    <style:style style:name="P3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36"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37" style:family="paragraph" style:parent-style-name="Standard">
      <style:paragraph-properties fo:margin-left="0in" fo:margin-right="0in" fo:margin-top="0in" fo:margin-bottom="0in" loext:contextual-spacing="false" fo:line-height="150%" fo:text-indent="0in" style:auto-text-indent="false"/>
    </style:style>
    <style:style style:name="P38" style:family="paragraph" style:parent-style-name="Standard">
      <style:paragraph-properties fo:margin-left="0in" fo:margin-right="0in" fo:text-indent="0in" style:auto-text-indent="false"/>
    </style:style>
    <style:style style:name="P39" style:family="paragraph" style:parent-style-name="Standard">
      <style:paragraph-properties fo:margin-top="0in" fo:margin-bottom="0in" loext:contextual-spacing="false" fo:line-height="150%"/>
    </style:style>
    <style:style style:name="P40" style:family="paragraph" style:parent-style-name="Standard">
      <style:paragraph-properties fo:margin-left="0.5in" fo:margin-right="0in" fo:text-indent="0.5in" style:auto-text-indent="false"/>
    </style:style>
    <style:style style:name="P41" style:family="paragraph" style:parent-style-name="Heading_20_1">
      <style:paragraph-properties fo:margin-left="0in" fo:margin-right="0in" fo:margin-top="0in" fo:margin-bottom="0in" loext:contextual-spacing="false" fo:line-height="150%" fo:text-align="center" style:justify-single-word="false" fo:text-indent="0in" style:auto-text-indent="false" fo:break-before="page"/>
    </style:style>
    <style:style style:name="P42" style:family="paragraph" style:parent-style-name="Heading_20_1">
      <style:paragraph-properties fo:margin-left="0in" fo:margin-right="0in" fo:text-indent="0in" style:auto-text-indent="false"/>
    </style:style>
    <style:style style:name="P43" style:family="paragraph" style:parent-style-name="Heading_20_1">
      <style:paragraph-properties fo:margin-top="0in" fo:margin-bottom="0in" loext:contextual-spacing="false" fo:line-height="150%"/>
    </style:style>
    <style:style style:name="P44" style:family="paragraph" style:parent-style-name="Heading_20_1">
      <style:paragraph-properties fo:margin-top="0in" fo:margin-bottom="0in" loext:contextual-spacing="false" fo:line-height="150%" fo:break-before="page"/>
    </style:style>
    <style:style style:name="P45" style:family="paragraph" style:parent-style-name="Heading_20_1">
      <style:paragraph-properties fo:break-before="page"/>
    </style:style>
    <style:style style:name="P46" style:family="paragraph" style:parent-style-name="Title">
      <style:paragraph-properties fo:margin-left="0in" fo:margin-right="0in" fo:margin-top="0in" fo:margin-bottom="0in" loext:contextual-spacing="false" fo:line-height="150%" fo:text-indent="0in" style:auto-text-indent="false"/>
    </style:style>
    <style:style style:name="P47" style:family="paragraph" style:parent-style-name="Title" style:master-page-name="First_20_Page">
      <style:paragraph-properties fo:margin-left="0in" fo:margin-right="0in" fo:margin-top="0in" fo:margin-bottom="0in" loext:contextual-spacing="false" fo:line-height="150%" fo:text-indent="0in" style:auto-text-indent="false" style:page-number="auto"/>
    </style:style>
    <style:style style:name="T1"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2"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3" style:family="text">
      <style:text-properties fo:color="#000000" style:text-underline-style="none" fo:font-weight="bold" style:font-weight-asian="bold"/>
    </style:style>
    <style:style style:name="T4" style:family="text">
      <style:text-properties fo:color="#000000" style:text-underline-style="none"/>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style>
    <style:style style:name="T7" style:family="text">
      <style:text-properties fo:font-weight="bold" style:font-weight-asian="bold"/>
    </style:style>
    <style:style style:name="T8" style:family="text">
      <style:text-properties fo:color="#980000" fo:font-size="12pt" fo:font-weight="bold" style:font-size-asian="12pt" style:font-weight-asian="bold" style:font-size-complex="12pt"/>
    </style:style>
    <style:style style:name="T9" style:family="text">
      <style:text-properties fo:color="#980000" fo:font-size="12pt" style:font-size-asian="12pt" style:font-size-complex="12pt"/>
    </style:style>
    <style:style style:name="T10" style:family="text">
      <style:text-properties fo:color="#980000" fo:font-weight="bold" style:font-weight-asian="bold"/>
    </style:style>
    <style:style style:name="T11" style:family="text">
      <style:text-properties fo:color="#980000"/>
    </style:style>
    <style:style style:name="T12" style:family="text">
      <style:text-properties fo:font-size="10pt" style:font-size-asian="10pt" style:font-size-complex="10pt"/>
    </style:style>
    <style:style style:name="T13" style:family="text">
      <style:text-properties style:text-underline-style="none"/>
    </style:style>
    <style:style style:name="T14" style:family="text">
      <style:text-properties style:font-name="Courier New" fo:font-weight="bold" style:font-name-asian="Courier New1" style:font-weight-asian="bold" style:font-name-complex="Courier New1"/>
    </style:style>
    <style:style style:name="T15" style:family="text">
      <style:text-properties fo:color="#1155cc" style:text-underline-style="solid" style:text-underline-width="auto" style:text-underline-color="font-color"/>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bookmark text:name="_7ua72rvvmc8v"/><text:soft-page-break/></text:p>
      <text:p text:style-name="P46"><text:bookmark text:name="_aycthp9mwwjc"/></text:p>
      <text:p text:style-name="P46"><text:bookmark text:name="_e6l48jccuyuu"/></text:p>
      <text:p text:style-name="P46"><text:bookmark text:name="_z4ql98dx0pho"/></text:p>
      <text:p text:style-name="P46"><text:bookmark text:name="_lqgq1nb3bq2f"/></text:p>
      <text:p text:style-name="P46"><text:bookmark text:name="_kwzq1n7jijzd"/></text:p>
      <text:p text:style-name="P46"><text:bookmark text:name="_jmjgtvep3am0"/></text:p>
      <text:p text:style-name="P46"><text:bookmark text:name="_ptvse8fe33y3"/></text:p>
      <text:p text:style-name="P46"><text:bookmark text:name="_3m0f0wgjgkrc"/></text:p>
      <text:p text:style-name="P46"><text:bookmark text:name="_dqd1oxnductu"/></text:p>
      <text:p text:style-name="P46"><text:bookmark text:name="_vknmd3lbkowg"/></text:p>
      <text:p text:style-name="P46"><text:bookmark text:name="_mv9wiviwjhc"/></text:p>
      <text:p text:style-name="P46"><text:bookmark text:name="_73rbkx7f1pj0"/>RELATÓRIO DE AUDITORIA DE ACESSIBILIDADE<text:line-break/>E MAPEAMENTO DE REQUISITOS</text:p>
      <text:p text:style-name="Standard"/>
      <text:p text:style-name="P41"><text:bookmark text:name="_ss2ocg8tobm4"/>SUMÁRIO</text:p>
      <text:p text:style-name="Standard"/>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text:a xlink:type="simple" xlink:href="#_nvxrm365pipj" text:style-name="Index_20_Link" text:visited-style-name="Index_20_Link"><text:span text:style-name="T1">1 INTRODUÇÃO<text:tab/>2</text:span></text:a></text:p>
          <text:p text:style-name="P3"><text:a xlink:type="simple" xlink:href="#_igs22hs5obsm" text:style-name="Index_20_Link" text:visited-style-name="Index_20_Link"><text:span text:style-name="T1">2 OBJETIVOS<text:tab/>2</text:span></text:a></text:p>
          <text:p text:style-name="P3"><text:a xlink:type="simple" xlink:href="#_um5iezn3lh0h" text:style-name="Index_20_Link" text:visited-style-name="Index_20_Link"><text:span text:style-name="T1">3 METODOLOGIA<text:tab/>2</text:span></text:a></text:p>
          <text:p text:style-name="P15"><text:a xlink:type="simple" xlink:href="#_bsruk7500sjb" text:style-name="Index_20_Link" text:visited-style-name="Index_20_Link"><text:span text:style-name="T2">3.1 CLASSIFICAÇÃO DE PROBLEMAS<text:tab/>3</text:span></text:a></text:p>
          <text:p text:style-name="P15"><text:a xlink:type="simple" xlink:href="#_x5a0sm2rp2hy" text:style-name="Index_20_Link" text:visited-style-name="Index_20_Link"><text:span text:style-name="T2">3.2 RECORTE DE ANÁLISE E DE SOLUÇÕES<text:tab/>4</text:span></text:a></text:p>
          <text:p text:style-name="P3"><text:a xlink:type="simple" xlink:href="#_kkxtatqbv26w" text:style-name="Index_20_Link" text:visited-style-name="Index_20_Link"><text:span text:style-name="T1">4 RESULTADOS DA AUDITORIA<text:tab/>6</text:span></text:a></text:p>
          <text:p text:style-name="P3"><text:a xlink:type="simple" xlink:href="#_9ov0ha2qmf" text:style-name="Index_20_Link" text:visited-style-name="Index_20_Link"><text:span text:style-name="T1">5 RECOMENDAÇÕES E REQUISITOS PARA SOLUÇÕES<text:tab/>8</text:span></text:a></text:p>
          <text:p text:style-name="P3"><text:a xlink:type="simple" xlink:href="#_7e7mpobt1a64" text:style-name="Index_20_Link" text:visited-style-name="Index_20_Link"><text:span text:style-name="T1">6 CONCLUSÃO<text:tab/>15</text:span></text:a></text:p>
          <text:p text:style-name="P3"><text:a xlink:type="simple" xlink:href="#_l2qvs59ed6am" text:style-name="Index_20_Link" text:visited-style-name="Index_20_Link"><text:span text:style-name="T1">ANEXO - RELATÓRIOS DE OCORRÊNCIAS INDIVIDUAIS POR PÁGINA<text:tab/>17</text:span></text:a></text:p>
        </text:index-body>
      </text:table-of-content>
      <text:p text:style-name="Standard"/>
      <text:p text:style-name="P43"><text:bookmark text:name="_rahiw6opgok5"/></text:p>
      <text:p text:style-name="P44"><text:bookmark text:name="_nvxrm365pipj"/>1 INTRODUÇÃO</text:p>
      <text:p text:style-name="Standard"/>
      <text:p text:style-name="Standard">O software Mapas Culturais, ferramenta de código aberto para gestão e mapeamento cultural, apresenta problemas de acessibilidade que impedem o acesso pleno de pessoas com deficiência. Este documento tem como objetivo identificar e detalhar os principais problemas de acessibilidade presentes no software, com base no Modelo de Acessibilidade em Governo Eletrônico (eMAG) e, por conseguinte, no padrões internacionais do Web Content Accessibility Guidelines: Recomendações de Acessibilidade para Conteúdo Web (WCAG) 2.0.</text:p>
      <text:p text:style-name="Standard"/>
      <text:p text:style-name="Standard">A análise se baseia em uma auditoria realizada com o auxílio do IBM Equal Access Toolkit, ferramenta em consonância com os padrões WCAG 2.0. Os resultados apresentados visam nortear o desenvolvimento e a implementação de boas práticas de acessibilidade no Mapas Culturais, tornando-o uma ferramenta mais acessível a todas as pessoas.</text:p>
      <text:p text:style-name="P1"/>
      <text:p text:style-name="P43"><text:bookmark text:name="_igs22hs5obsm"/>2 OBJETIVOS</text:p>
      <text:p text:style-name="Standard"/>
      <text:list xml:id="list460054564" text:style-name="WWNum1">
        <text:list-item>
          <text:p text:style-name="P16">Identificar problemas de acessibilidade mais graves presentes no software Mapas Culturais a partir dos principais padrões Web Content Accessibility Guidelines: Recomendações de Acessibilidade para Conteúdo Web (WCGA) do World Wide Web Consortium (W3C).</text:p>
        </text:list-item>
        <text:list-item>
          <text:p text:style-name="P16">Apontar melhorias necessárias no software Mapas Culturais, indicando requisitos mínimos para adequação aos padrões estabelecidos.</text:p>
        </text:list-item>
        <text:list-item>
          <text:p text:style-name="P16">Balizar o desenvolvimento e a implantação de boas práticas de acessibilidade, em conformidade com os padrões citados.</text:p>
        </text:list-item>
      </text:list>
      <text:p text:style-name="Standard"/>
      <text:p text:style-name="P43"><text:bookmark text:name="_um5iezn3lh0h"/>3 METODOLOGIA</text:p>
      <text:p text:style-name="Standard"/>
      <text:p text:style-name="Standard">O Modelo de Acessibilidade em Governo Eletrônico (eMAG) foi definido como principal norteador dos critérios considerados para esta análise de acessibilidade. O eMAG é uma versão especializada do documento internacional WCAG 2.0 (Web Content Accessibility Guidelines: Recomendações de Acessibilidade para Conteúdo Web), adaptado para o contexto do governo brasileiro. No entanto, o eMAG não descarta nenhuma boa prática de acessibilidade presente no WCAG.</text:p>
      <text:p text:style-name="Standard"/>
      <text:p text:style-name="Standard">Nesse contexto, o WCAG e o eMAG recomendam um conjunto de diretrizes que visam a padronização de acessibilidade em páginas web. A conformidade com esses padrões web garante que qualquer sistema de acesso à informação interprete a página da mesma forma, seja por meio de navegadores, leitores de tela, dispositivos móveis ou ferramentas de busca. Já páginas que não seguem esses padrões podem apresentar comportamento imprevisível, impedindo ou dificultando o acesso para muitos usuários.</text:p>
      <text:p text:style-name="Standard"/>
      <text:p text:style-name="Standard">Esta auditoria utilizou o conjunto de aplicações IBM Equal Access Toolkit para diagnóstico primário dos problemas de acessibilidade do Mapas Culturais, versão 7. A escolha se deu pela ferramenta da IBM estar em acordo com os padrões recomendados no WCAG 2.0, além de incorporar outras práticas internacionais. Desta forma, os resultados apresentados trarão um diagnóstico que contempla tanto o eMAG, como outras normativas.</text:p>
      <text:p text:style-name="Standard"/>
      <text:p text:style-name="Heading_20_2"><text:bookmark text:name="_bsruk7500sjb"/>3.1 CLASSIFICAÇÃO DE PROBLEMAS</text:p>
      <text:p text:style-name="Standard"><text:soft-page-break/></text:p>
      <text:p text:style-name="Standard">Os problemas de acessibilidade apontados no relatório serão categorizados pelos seguintes critérios:</text:p>
      <text:p text:style-name="Standard"/>
      <text:list xml:id="list2939406045" text:style-name="WWNum3">
        <text:list-item>
          <text:p text:style-name="P17"><text:span text:style-name="T7">Tipo de problema</text:span></text:p>
        </text:list-item>
      </text:list>
      <text:p text:style-name="P22"/>
      <text:list xml:id="list172921591772805" text:continue-numbering="true" text:style-name="WWNum3">
        <text:list-item>
          <text:list>
            <text:list-item>
              <text:p text:style-name="P25">Violação<text:line-break/>Falhas de acessibilidade em desacordo com os padrões;</text:p>
            </text:list-item>
            <text:list-item>
              <text:p text:style-name="P25">Revisão<text:line-break/>Itens que podem ou não ser uma violação. Exigem revisão manual e testes adicionais para determinar se afetam a acessibilidade no Mapas Culturais;</text:p>
            </text:list-item>
            <text:list-item>
              <text:p text:style-name="P25">Recomendação<text:line-break/>Falhas de menor impacto, mas que podem ser corrigidas com boas práticas para melhorar ainda mais a acessibilidade.</text:p>
            </text:list-item>
          </text:list>
        </text:list-item>
      </text:list>
      <text:p text:style-name="P33"/>
      <text:list xml:id="list172923098470692" text:continue-numbering="true" text:style-name="WWNum3">
        <text:list-item>
          <text:p text:style-name="P17"><text:span text:style-name="T7">Nível do problema (Padrão IBM)</text:span></text:p>
        </text:list-item>
      </text:list>
      <text:p text:style-name="P22"/>
      <text:list xml:id="list172921810027313" text:continue-numbering="true" text:style-name="WWNum3">
        <text:list-item>
          <text:list>
            <text:list-item>
              <text:p text:style-name="P25">Nível 1<text:line-break/>Requisitos essenciais com alto impacto para a pessoa usuária. Problemas de nível 1 impedem acessos. Eles cobrem segurança, contraste de cores, alternativas de texto, navegação, operação e erros críticos.</text:p>
            </text:list-item>
            <text:list-item>
              <text:p text:style-name="P25">Nível 2<text:line-break/>Requisitos adicionais ao Nível 1 que ampliam a acessibilidade, tais como interação com o cursor, estilo de texto, conteúdo de reprodução automática e design responsivo.</text:p>
            </text:list-item>
            <text:list-item>
              <text:p text:style-name="P25">Nível 3<text:line-break/>Conjunto completo de requisitos de acessibilidade da IBM, que inclui as normas WCAG 2.2, US Section 508 e EN 301 549. Recomendável para certificação plena de acessibilidade junto à W3C.</text:p>
            </text:list-item>
          </text:list>
        </text:list-item>
      </text:list>
      <text:p text:style-name="Standard"/>
      <text:p text:style-name="Heading_20_2"><text:bookmark text:name="_x5a0sm2rp2hy"/>3.2 RECORTE DE ANÁLISE E DE SOLUÇÕES</text:p>
      <text:p text:style-name="Standard"/>
      <text:p text:style-name="Standard">Tendo em vista que o Mapas Culturais utiliza modelos pré-definidos para replicar leiautes de telas (templates), a auditoria foi realizada apenas em seções e páginas estruturais:</text:p>
      <text:list xml:id="list35227819" text:style-name="WWNum2">
        <text:list-item>
          <text:p text:style-name="P18">Seções</text:p>
          <text:list>
            <text:list-item>
              <text:p text:style-name="P26">Espaços</text:p>
            </text:list-item>
            <text:list-item>
              <text:p text:style-name="P26">Eventos</text:p>
            </text:list-item>
            <text:list-item>
              <text:p text:style-name="P26"><text:soft-page-break/>Pessoas</text:p>
            </text:list-item>
            <text:list-item>
              <text:p text:style-name="P26">Oportunidades</text:p>
            </text:list-item>
            <text:list-item>
              <text:p text:style-name="P26">Inscrições</text:p>
            </text:list-item>
          </text:list>
        </text:list-item>
        <text:list-item>
          <text:p text:style-name="P18">Páginas</text:p>
          <text:list>
            <text:list-item>
              <text:p text:style-name="P26">Página Inicial</text:p>
            </text:list-item>
            <text:list-item>
              <text:p text:style-name="P26">Login</text:p>
            </text:list-item>
            <text:list-item>
              <text:p text:style-name="P26">Perfil do Usuário (visualização e edição)</text:p>
            </text:list-item>
            <text:list-item>
              <text:p text:style-name="P26">Oportunidades (listagem e inscrição)</text:p>
            </text:list-item>
            <text:list-item>
              <text:p text:style-name="P26">Resultados da Oportunidade</text:p>
            </text:list-item>
            <text:list-item>
              <text:p text:style-name="P26">Eventos (visualização e edição)</text:p>
            </text:list-item>
            <text:list-item>
              <text:p text:style-name="P26">Espaços (visualização e edição)</text:p>
            </text:list-item>
            <text:list-item>
              <text:p text:style-name="P26">Projetos (visualização e edição)</text:p>
            </text:list-item>
          </text:list>
        </text:list-item>
      </text:list>
      <text:p text:style-name="Standard"/>
      <text:p text:style-name="Standard">A fim de centrar esforços nas barreiras de maior impacto, que não só dificultam, mas impedem o acesso de algumas pessoas, este relatório se aprofundará nas ocorrências do tipo violação em nível 1. Neste recorte, serão indicadas a causa do problema, a localização do código com erro, o padrão recomendado pela W3C e a solução específica no Mapas Culturais.</text:p>
      <text:p text:style-name="Standard"/>
      <text:p text:style-name="Standard">A lista completa de ocorrências, incluindo as de revisão e de recomendação, em níveis 2 e 3, será apresentada anexa a este relatório e em repositório público com as devidas especificações de localização do erro, mas sem a indicação específica de componente do Mapas, tendo em vista que são ocorrências que precisam de análise adicional para definição do componente de correção.</text:p>
      <text:p text:style-name="Standard"/>
      <text:p text:style-name="Standard">Nesse sentido, é importante destacar que este relatório abrange a adequação aos padrões normativos citados, servindo de subsídio para eliminar barreiras gravíssimas. Todavia, não contempla testes unitários e testes de acessibilidade com pessoas com deficiência.</text:p>
      <text:p text:style-name="P43"><text:bookmark text:name="_a0g1oeofuj75"/></text:p>
      <text:p text:style-name="P43"><text:bookmark text:name="_o0cembk5usvq"/></text:p>
      <text:p text:style-name="P44"><text:bookmark text:name="_kkxtatqbv26w"/>4 RESULTADOS DA AUDITORIA</text:p>
      <text:p text:style-name="Standard"/>
      <text:p text:style-name="Standard">Nas 14 páginas analisadas, foram encontradas 1.022 ocorrências individuais, distribuídas da seguinte maneira:</text:p>
      <text:p text:style-name="Standard"/>
      <table:table table:name="Table1" table:style-name="Table1">
        <table:table-column table:style-name="Table1.A"/>
        <table:table-column table:style-name="Table1.B" table:number-columns-repeated="2"/>
        <table:table-column table:style-name="Table1.D"/>
        <table:table-column table:style-name="Table1.B"/>
        <table:table-column table:style-name="Table1.F"/>
        <table:table-row table:style-name="Table1.1">
          <table:table-cell table:style-name="Table1.A1" office:value-type="string">
            <text:p text:style-name="P34"><text:span text:style-name="T6">Página</text:span></text:p>
          </table:table-cell>
          <table:table-cell table:style-name="Table1.A1" office:value-type="string">
            <text:p text:style-name="P35"><text:span text:style-name="T6">Status</text:span></text:p>
          </table:table-cell>
          <table:table-cell table:style-name="Table1.A1" office:value-type="string">
            <text:p text:style-name="P35"><text:span text:style-name="T8">🚫</text:span></text:p>
          </table:table-cell>
          <table:table-cell table:style-name="Table1.A1" office:value-type="string">
            <text:p text:style-name="P35"><text:span text:style-name="T6">⚠️</text:span></text:p>
          </table:table-cell>
          <table:table-cell table:style-name="Table1.A1" office:value-type="string">
            <text:p text:style-name="P35"><text:span text:style-name="T6">ℹ️</text:span></text:p>
          </table:table-cell>
          <table:table-cell table:style-name="Table1.F1" office:value-type="string">
            <text:p text:style-name="P36"><text:span text:style-name="T6">Total</text:span></text:p>
          </table:table-cell>
        </table:table-row>
        <table:table-row table:style-name="Table1.1">
          <table:table-cell table:style-name="Table1.A1" office:value-type="string">
            <text:p text:style-name="P5"><text:span text:style-name="T5">Agente - Edição</text:span></text:p>
          </table:table-cell>
          <table:table-cell table:style-name="Table1.A1" office:value-type="string">
            <text:p text:style-name="P35"><text:span text:style-name="T5">91%</text:span></text:p>
          </table:table-cell>
          <table:table-cell table:style-name="Table1.C2" office:value-type="string">
            <text:p text:style-name="P10"><text:span text:style-name="T9">31</text:span></text:p>
          </table:table-cell>
          <table:table-cell table:style-name="Table1.D2" office:value-type="string">
            <text:p text:style-name="P10"><text:span text:style-name="T5">60</text:span></text:p>
          </table:table-cell>
          <table:table-cell table:style-name="Table1.E2" office:value-type="string">
            <text:p text:style-name="P10"><text:span text:style-name="T5">73</text:span></text:p>
          </table:table-cell>
          <table:table-cell table:style-name="Table1.F2" office:value-type="string">
            <text:p text:style-name="P11"><text:span text:style-name="T6">164</text:span></text:p>
          </table:table-cell>
        </table:table-row>
        <table:table-row table:style-name="Table1.1">
          <table:table-cell table:style-name="Table1.A1" office:value-type="string">
            <text:p text:style-name="P5"><text:span text:style-name="T5">Agente - Visualização</text:span></text:p>
          </table:table-cell>
          <table:table-cell table:style-name="Table1.A1" office:value-type="string">
            <text:p text:style-name="P35"><text:span text:style-name="T5">94%</text:span></text:p>
          </table:table-cell>
          <table:table-cell table:style-name="Table1.C3" office:value-type="string">
            <text:p text:style-name="P10"><text:span text:style-name="T9">11</text:span></text:p>
          </table:table-cell>
          <table:table-cell table:style-name="Table1.D3" office:value-type="string">
            <text:p text:style-name="P10"><text:span text:style-name="T5">13</text:span></text:p>
          </table:table-cell>
          <table:table-cell table:style-name="Table1.E3" office:value-type="string">
            <text:p text:style-name="P10"><text:span text:style-name="T5">28</text:span></text:p>
          </table:table-cell>
          <table:table-cell table:style-name="Table1.F2" office:value-type="string">
            <text:p text:style-name="P11"><text:span text:style-name="T6">52</text:span></text:p>
          </table:table-cell>
        </table:table-row>
        <table:table-row table:style-name="Table1.1">
          <table:table-cell table:style-name="Table1.A1" office:value-type="string">
            <text:p text:style-name="P5"><text:span text:style-name="T5">Espaço - Edição</text:span></text:p>
          </table:table-cell>
          <table:table-cell table:style-name="Table1.A1" office:value-type="string">
            <text:p text:style-name="P35"><text:span text:style-name="T5">89%</text:span></text:p>
          </table:table-cell>
          <table:table-cell table:style-name="Table1.C4" office:value-type="string">
            <text:p text:style-name="P10"><text:span text:style-name="T9">31</text:span></text:p>
          </table:table-cell>
          <table:table-cell table:style-name="Table1.D4" office:value-type="string">
            <text:p text:style-name="P10"><text:span text:style-name="T5">70</text:span></text:p>
          </table:table-cell>
          <table:table-cell table:style-name="Table1.E4" office:value-type="string">
            <text:p text:style-name="P10"><text:span text:style-name="T5">63</text:span></text:p>
          </table:table-cell>
          <table:table-cell table:style-name="Table1.F2" office:value-type="string">
            <text:p text:style-name="P11"><text:span text:style-name="T6">164</text:span></text:p>
          </table:table-cell>
        </table:table-row>
        <table:table-row table:style-name="Table1.1">
          <table:table-cell table:style-name="Table1.A1" office:value-type="string">
            <text:p text:style-name="P5"><text:span text:style-name="T5">Espaço - Visualização</text:span></text:p>
          </table:table-cell>
          <table:table-cell table:style-name="Table1.A1" office:value-type="string">
            <text:p text:style-name="P35"><text:span text:style-name="T5">94%</text:span></text:p>
          </table:table-cell>
          <table:table-cell table:style-name="Table1.C5" office:value-type="string">
            <text:p text:style-name="P10"><text:span text:style-name="T9">10</text:span></text:p>
          </table:table-cell>
          <table:table-cell table:style-name="Table1.D5" office:value-type="string">
            <text:p text:style-name="P10"><text:span text:style-name="T5">12</text:span></text:p>
          </table:table-cell>
          <table:table-cell table:style-name="Table1.E5" office:value-type="string">
            <text:p text:style-name="P10"><text:span text:style-name="T5">28</text:span></text:p>
          </table:table-cell>
          <table:table-cell table:style-name="Table1.F2" office:value-type="string">
            <text:p text:style-name="P11"><text:span text:style-name="T6">50</text:span></text:p>
          </table:table-cell>
        </table:table-row>
        <table:table-row table:style-name="Table1.1">
          <table:table-cell table:style-name="Table1.A1" office:value-type="string">
            <text:p text:style-name="P5"><text:span text:style-name="T5">Evento - Edição</text:span></text:p>
          </table:table-cell>
          <table:table-cell table:style-name="Table1.A1" office:value-type="string">
            <text:p text:style-name="P35"><text:span text:style-name="T5">90%</text:span></text:p>
          </table:table-cell>
          <table:table-cell table:style-name="Table1.C6" office:value-type="string">
            <text:p text:style-name="P10"><text:span text:style-name="T9">31</text:span></text:p>
          </table:table-cell>
          <table:table-cell table:style-name="Table1.D6" office:value-type="string">
            <text:p text:style-name="P10"><text:span text:style-name="T5">28</text:span></text:p>
          </table:table-cell>
          <table:table-cell table:style-name="Table1.E6" office:value-type="string">
            <text:p text:style-name="P10"><text:span text:style-name="T5">42</text:span></text:p>
          </table:table-cell>
          <table:table-cell table:style-name="Table1.F2" office:value-type="string">
            <text:p text:style-name="P11"><text:span text:style-name="T6">101</text:span></text:p>
          </table:table-cell>
        </table:table-row>
        <table:table-row table:style-name="Table1.1">
          <table:table-cell table:style-name="Table1.A1" office:value-type="string">
            <text:p text:style-name="P5"><text:span text:style-name="T5">Evento - Visualização</text:span></text:p>
          </table:table-cell>
          <table:table-cell table:style-name="Table1.A1" office:value-type="string">
            <text:p text:style-name="P35"><text:span text:style-name="T5">95%</text:span></text:p>
          </table:table-cell>
          <table:table-cell table:style-name="Table1.C7" office:value-type="string">
            <text:p text:style-name="P10"><text:span text:style-name="T9">10</text:span></text:p>
          </table:table-cell>
          <table:table-cell table:style-name="Table1.D7" office:value-type="string">
            <text:p text:style-name="P10"><text:span text:style-name="T5">8</text:span></text:p>
          </table:table-cell>
          <table:table-cell table:style-name="Table1.E7" office:value-type="string">
            <text:p text:style-name="P10"><text:span text:style-name="T5">26</text:span></text:p>
          </table:table-cell>
          <table:table-cell table:style-name="Table1.F2" office:value-type="string">
            <text:p text:style-name="P11"><text:span text:style-name="T6">44</text:span></text:p>
          </table:table-cell>
        </table:table-row>
        <table:table-row table:style-name="Table1.1">
          <table:table-cell table:style-name="Table1.A1" office:value-type="string">
            <text:p text:style-name="P5"><text:span text:style-name="T5">Inscrição</text:span></text:p>
          </table:table-cell>
          <table:table-cell table:style-name="Table1.A1" office:value-type="string">
            <text:p text:style-name="P35"><text:span text:style-name="T5">91%</text:span></text:p>
          </table:table-cell>
          <table:table-cell table:style-name="Table1.C8" office:value-type="string">
            <text:p text:style-name="P10"><text:span text:style-name="T9">11</text:span></text:p>
          </table:table-cell>
          <table:table-cell table:style-name="Table1.D8" office:value-type="string">
            <text:p text:style-name="P10"><text:span text:style-name="T5">14</text:span></text:p>
          </table:table-cell>
          <table:table-cell table:style-name="Table1.E8" office:value-type="string">
            <text:p text:style-name="P10"><text:span text:style-name="T5">15</text:span></text:p>
          </table:table-cell>
          <table:table-cell table:style-name="Table1.F2" office:value-type="string">
            <text:p text:style-name="P11"><text:span text:style-name="T6">40</text:span></text:p>
          </table:table-cell>
        </table:table-row>
        <table:table-row table:style-name="Table1.1">
          <table:table-cell table:style-name="Table1.A1" office:value-type="string">
            <text:p text:style-name="P5"><text:span text:style-name="T5">Login</text:span></text:p>
          </table:table-cell>
          <table:table-cell table:style-name="Table1.A1" office:value-type="string">
            <text:p text:style-name="P35"><text:span text:style-name="T5">96%</text:span></text:p>
          </table:table-cell>
          <table:table-cell table:style-name="Table1.C9" office:value-type="string">
            <text:p text:style-name="P10"><text:span text:style-name="T9">1</text:span></text:p>
          </table:table-cell>
          <table:table-cell table:style-name="Table1.D9" office:value-type="string">
            <text:p text:style-name="P10"><text:span text:style-name="T5">6</text:span></text:p>
          </table:table-cell>
          <table:table-cell table:style-name="Table1.E9" office:value-type="string">
            <text:p text:style-name="P10"><text:span text:style-name="T5">17</text:span></text:p>
          </table:table-cell>
          <table:table-cell table:style-name="Table1.F2" office:value-type="string">
            <text:p text:style-name="P11"><text:span text:style-name="T6">24</text:span></text:p>
          </table:table-cell>
        </table:table-row>
        <table:table-row table:style-name="Table1.1">
          <table:table-cell table:style-name="Table1.A1" office:value-type="string">
            <text:p text:style-name="P5"><text:span text:style-name="T5">Oportunidades</text:span></text:p>
          </table:table-cell>
          <table:table-cell table:style-name="Table1.A1" office:value-type="string">
            <text:p text:style-name="P35"><text:span text:style-name="T5">94%</text:span></text:p>
          </table:table-cell>
          <table:table-cell table:style-name="Table1.C10" office:value-type="string">
            <text:p text:style-name="P10"><text:span text:style-name="T9">7</text:span></text:p>
          </table:table-cell>
          <table:table-cell table:style-name="Table1.D10" office:value-type="string">
            <text:p text:style-name="P10"><text:span text:style-name="T5">16</text:span></text:p>
          </table:table-cell>
          <table:table-cell table:style-name="Table1.E10" office:value-type="string">
            <text:p text:style-name="P10"><text:span text:style-name="T5">28</text:span></text:p>
          </table:table-cell>
          <table:table-cell table:style-name="Table1.F2" office:value-type="string">
            <text:p text:style-name="P11"><text:span text:style-name="T6">51</text:span></text:p>
          </table:table-cell>
        </table:table-row>
        <table:table-row table:style-name="Table1.1">
          <table:table-cell table:style-name="Table1.A1" office:value-type="string">
            <text:p text:style-name="P5"><text:span text:style-name="T5">Oportunidades - Resultados</text:span></text:p>
          </table:table-cell>
          <table:table-cell table:style-name="Table1.A1" office:value-type="string">
            <text:p text:style-name="P35"><text:span text:style-name="T5">93%</text:span></text:p>
          </table:table-cell>
          <table:table-cell table:style-name="Table1.C11" office:value-type="string">
            <text:p text:style-name="P10"><text:span text:style-name="T9">13</text:span></text:p>
          </table:table-cell>
          <table:table-cell table:style-name="Table1.D11" office:value-type="string">
            <text:p text:style-name="P10"><text:span text:style-name="T5">10</text:span></text:p>
          </table:table-cell>
          <table:table-cell table:style-name="Table1.E11" office:value-type="string">
            <text:p text:style-name="P10"><text:span text:style-name="T5">25</text:span></text:p>
          </table:table-cell>
          <table:table-cell table:style-name="Table1.F2" office:value-type="string">
            <text:p text:style-name="P11"><text:span text:style-name="T6">48</text:span></text:p>
          </table:table-cell>
        </table:table-row>
        <table:table-row table:style-name="Table1.1">
          <table:table-cell table:style-name="Table1.A1" office:value-type="string">
            <text:p text:style-name="P5"><text:span text:style-name="T5">Página inicial</text:span></text:p>
          </table:table-cell>
          <table:table-cell table:style-name="Table1.A1" office:value-type="string">
            <text:p text:style-name="P35"><text:span text:style-name="T5">91%</text:span></text:p>
          </table:table-cell>
          <table:table-cell table:style-name="Table1.C12" office:value-type="string">
            <text:p text:style-name="P10"><text:span text:style-name="T9">19</text:span></text:p>
          </table:table-cell>
          <table:table-cell table:style-name="Table1.D12" office:value-type="string">
            <text:p text:style-name="P10"><text:span text:style-name="T5">17</text:span></text:p>
          </table:table-cell>
          <table:table-cell table:style-name="Table1.E12" office:value-type="string">
            <text:p text:style-name="P10"><text:span text:style-name="T5">27</text:span></text:p>
          </table:table-cell>
          <table:table-cell table:style-name="Table1.F2" office:value-type="string">
            <text:p text:style-name="P11"><text:span text:style-name="T6">63</text:span></text:p>
          </table:table-cell>
        </table:table-row>
        <table:table-row table:style-name="Table1.1">
          <table:table-cell table:style-name="Table1.A1" office:value-type="string">
            <text:p text:style-name="P5"><text:span text:style-name="T5">Painel Controle</text:span></text:p>
          </table:table-cell>
          <table:table-cell table:style-name="Table1.A1" office:value-type="string">
            <text:p text:style-name="P35"><text:span text:style-name="T5">92%</text:span></text:p>
          </table:table-cell>
          <table:table-cell table:style-name="Table1.C13" office:value-type="string">
            <text:p text:style-name="P10"><text:span text:style-name="T9">15</text:span></text:p>
          </table:table-cell>
          <table:table-cell table:style-name="Table1.D13" office:value-type="string">
            <text:p text:style-name="P10"><text:span text:style-name="T5">31</text:span></text:p>
          </table:table-cell>
          <table:table-cell table:style-name="Table1.E13" office:value-type="string">
            <text:p text:style-name="P10"><text:span text:style-name="T5">32</text:span></text:p>
          </table:table-cell>
          <table:table-cell table:style-name="Table1.F2" office:value-type="string">
            <text:p text:style-name="P11"><text:span text:style-name="T6">78</text:span></text:p>
          </table:table-cell>
        </table:table-row>
        <table:table-row table:style-name="Table1.1">
          <table:table-cell table:style-name="Table1.A1" office:value-type="string">
            <text:p text:style-name="P5"><text:span text:style-name="T5">Projeto - Edição</text:span></text:p>
          </table:table-cell>
          <table:table-cell table:style-name="Table1.A1" office:value-type="string">
            <text:p text:style-name="P35"><text:span text:style-name="T5">90%</text:span></text:p>
          </table:table-cell>
          <table:table-cell table:style-name="Table1.C14" office:value-type="string">
            <text:p text:style-name="P10"><text:span text:style-name="T9">26</text:span></text:p>
          </table:table-cell>
          <table:table-cell table:style-name="Table1.D14" office:value-type="string">
            <text:p text:style-name="P10"><text:span text:style-name="T5">31</text:span></text:p>
          </table:table-cell>
          <table:table-cell table:style-name="Table1.E14" office:value-type="string">
            <text:p text:style-name="P10"><text:span text:style-name="T5">44</text:span></text:p>
          </table:table-cell>
          <table:table-cell table:style-name="Table1.F2" office:value-type="string">
            <text:p text:style-name="P11"><text:span text:style-name="T6">101</text:span></text:p>
          </table:table-cell>
        </table:table-row>
        <table:table-row table:style-name="Table1.1">
          <table:table-cell table:style-name="Table1.A1" office:value-type="string">
            <text:p text:style-name="P5"><text:span text:style-name="T5">Projeto - Visualização</text:span></text:p>
          </table:table-cell>
          <table:table-cell table:style-name="Table1.A1" office:value-type="string">
            <text:p text:style-name="P35"><text:span text:style-name="T5">95%</text:span></text:p>
          </table:table-cell>
          <table:table-cell table:style-name="Table1.C15" office:value-type="string">
            <text:p text:style-name="P10"><text:span text:style-name="T9">8</text:span></text:p>
          </table:table-cell>
          <table:table-cell table:style-name="Table1.D15" office:value-type="string">
            <text:p text:style-name="P10"><text:span text:style-name="T5">8</text:span></text:p>
          </table:table-cell>
          <table:table-cell table:style-name="Table1.E15" office:value-type="string">
            <text:p text:style-name="P10"><text:span text:style-name="T5">26</text:span></text:p>
          </table:table-cell>
          <table:table-cell table:style-name="Table1.F2" office:value-type="string">
            <text:p text:style-name="P11"><text:span text:style-name="T6">42</text:span></text:p>
          </table:table-cell>
        </table:table-row>
        <table:table-row table:style-name="Table1.1">
          <table:table-cell table:style-name="Table1.F1" office:value-type="string">
            <text:p text:style-name="P5"><text:span text:style-name="T6">Total</text:span></text:p>
          </table:table-cell>
          <table:table-cell table:style-name="Table1.F1" office:value-type="string">
            <text:p text:style-name="P35"><text:span text:style-name="T6">93%</text:span></text:p>
          </table:table-cell>
          <table:table-cell table:style-name="Table1.F2" office:value-type="string">
            <text:p text:style-name="P10"><text:span text:style-name="T8">224</text:span></text:p>
          </table:table-cell>
          <table:table-cell table:style-name="Table1.F2" office:value-type="string">
            <text:p text:style-name="P10"><text:span text:style-name="T6">324</text:span></text:p>
          </table:table-cell>
          <table:table-cell table:style-name="Table1.F2" office:value-type="string">
            <text:p text:style-name="P10"><text:span text:style-name="T6">474</text:span></text:p>
          </table:table-cell>
          <table:table-cell table:style-name="Table1.F2" office:value-type="string">
            <text:p text:style-name="P11"><text:span text:style-name="T6">1.022</text:span></text:p>
          </table:table-cell>
        </table:table-row>
      </table:table>
      <text:p text:style-name="P14"/>
      <text:p text:style-name="P14"><text:soft-page-break/>Legenda</text:p>
      <table:table table:name="Table2" table:style-name="Table2">
        <table:table-column table:style-name="Table2.A"/>
        <table:table-column table:style-name="Table2.B"/>
        <table:table-row table:style-name="Table2.1">
          <table:table-cell table:style-name="Table2.A1" office:value-type="string">
            <text:p text:style-name="P7"><text:span text:style-name="T12">Status</text:span></text:p>
          </table:table-cell>
          <table:table-cell table:style-name="Table2.B1" office:value-type="string">
            <text:p text:style-name="P8"><text:span text:style-name="T12">Porcentagem de elementos sem violações detectadas ou itens a serem revisados</text:span></text:p>
          </table:table-cell>
        </table:table-row>
        <table:table-row table:style-name="Table2.1">
          <table:table-cell table:style-name="Table2.A1" office:value-type="string">
            <text:p text:style-name="P7"><text:span text:style-name="T12">🚫</text:span></text:p>
          </table:table-cell>
          <table:table-cell table:style-name="Table2.B1" office:value-type="string">
            <text:p text:style-name="P8"><text:span text:style-name="T12">Violação</text:span></text:p>
          </table:table-cell>
        </table:table-row>
        <table:table-row table:style-name="Table2.1">
          <table:table-cell table:style-name="Table2.A1" office:value-type="string">
            <text:p text:style-name="P7"><text:span text:style-name="T12">⚠️</text:span></text:p>
          </table:table-cell>
          <table:table-cell table:style-name="Table2.B1" office:value-type="string">
            <text:p text:style-name="P8"><text:span text:style-name="T12">Revisão</text:span></text:p>
          </table:table-cell>
        </table:table-row>
        <table:table-row table:style-name="Table2.1">
          <table:table-cell table:style-name="Table2.A1" office:value-type="string">
            <text:p text:style-name="P7"><text:span text:style-name="T12">ℹ️ </text:span></text:p>
          </table:table-cell>
          <table:table-cell table:style-name="Table2.B1" office:value-type="string">
            <text:p text:style-name="P8"><text:span text:style-name="T12">Recomendação</text:span></text:p>
          </table:table-cell>
        </table:table-row>
        <table:table-row table:style-name="Table2.1">
          <table:table-cell table:style-name="Table2.A1" office:value-type="string">
            <text:p text:style-name="P7"><text:span text:style-name="T12">Total</text:span></text:p>
          </table:table-cell>
          <table:table-cell table:style-name="Table2.B1" office:value-type="string">
            <text:p text:style-name="P8"><text:span text:style-name="T12">Total de ocorrências na página</text:span></text:p>
          </table:table-cell>
        </table:table-row>
      </table:table>
      <text:p text:style-name="P8"/>
      <text:p text:style-name="P39">Ao filtrar os 224 problemas do tipo violação e classificá-los nos níveis especificados pela IBM, observa-se 144 problemas de nível 1, conforme demonstra a tabela a seguir:</text:p>
      <text:p text:style-name="P39"/>
      <table:table table:name="Table3" table:style-name="Table3">
        <table:table-column table:style-name="Table3.A"/>
        <table:table-column table:style-name="Table3.B" table:number-columns-repeated="3"/>
        <table:table-column table:style-name="Table3.E"/>
        <text:soft-page-break/>
        <table:table-row table:style-name="Table3.1">
          <table:table-cell table:style-name="Table3.A1" office:value-type="string">
            <text:p text:style-name="P5"><text:span text:style-name="T7">Página</text:span></text:p>
          </table:table-cell>
          <table:table-cell table:style-name="Table3.A1" office:value-type="string">
            <text:p text:style-name="P6"><text:span text:style-name="T10">Nível 1</text:span></text:p>
          </table:table-cell>
          <table:table-cell table:style-name="Table3.A1" office:value-type="string">
            <text:p text:style-name="P6"><text:span text:style-name="T7">Nível 2</text:span></text:p>
          </table:table-cell>
          <table:table-cell table:style-name="Table3.A1" office:value-type="string">
            <text:p text:style-name="P6"><text:span text:style-name="T7">Nível 3</text:span></text:p>
          </table:table-cell>
          <table:table-cell table:style-name="Table3.A1" office:value-type="string">
            <text:p text:style-name="P9"><text:span text:style-name="T7">Total</text:span></text:p>
          </table:table-cell>
        </table:table-row>
        <table:table-row table:style-name="Table3.1">
          <table:table-cell table:style-name="Table3.A1" office:value-type="string">
            <text:p text:style-name="P5">Agente - Edição</text:p>
          </table:table-cell>
          <table:table-cell table:style-name="Table3.A1" office:value-type="string">
            <text:p text:style-name="P6"><text:span text:style-name="T11">24</text:span></text:p>
          </table:table-cell>
          <table:table-cell table:style-name="Table3.A1" office:value-type="string">
            <text:p text:style-name="P6">0</text:p>
          </table:table-cell>
          <table:table-cell table:style-name="Table3.A1" office:value-type="string">
            <text:p text:style-name="P6">7</text:p>
          </table:table-cell>
          <table:table-cell table:style-name="Table3.A1" office:value-type="string">
            <text:p text:style-name="P9"><text:span text:style-name="T7">31</text:span></text:p>
          </table:table-cell>
        </table:table-row>
        <table:table-row table:style-name="Table3.1">
          <table:table-cell table:style-name="Table3.A1" office:value-type="string">
            <text:p text:style-name="P5">Agente - Visualização</text:p>
          </table:table-cell>
          <table:table-cell table:style-name="Table3.A1" office:value-type="string">
            <text:p text:style-name="P6"><text:span text:style-name="T11">10</text:span></text:p>
          </table:table-cell>
          <table:table-cell table:style-name="Table3.A1" office:value-type="string">
            <text:p text:style-name="P6">0</text:p>
          </table:table-cell>
          <table:table-cell table:style-name="Table3.A1" office:value-type="string">
            <text:p text:style-name="P6">1</text:p>
          </table:table-cell>
          <table:table-cell table:style-name="Table3.A1" office:value-type="string">
            <text:p text:style-name="P9"><text:span text:style-name="T7">11</text:span></text:p>
          </table:table-cell>
        </table:table-row>
        <table:table-row table:style-name="Table3.1">
          <table:table-cell table:style-name="Table3.A1" office:value-type="string">
            <text:p text:style-name="P5">Espaço - Edição</text:p>
          </table:table-cell>
          <table:table-cell table:style-name="Table3.A1" office:value-type="string">
            <text:p text:style-name="P6"><text:span text:style-name="T11">20</text:span></text:p>
          </table:table-cell>
          <table:table-cell table:style-name="Table3.A1" office:value-type="string">
            <text:p text:style-name="P6">0</text:p>
          </table:table-cell>
          <table:table-cell table:style-name="Table3.A1" office:value-type="string">
            <text:p text:style-name="P6">11</text:p>
          </table:table-cell>
          <table:table-cell table:style-name="Table3.A1" office:value-type="string">
            <text:p text:style-name="P9"><text:span text:style-name="T7">31</text:span></text:p>
          </table:table-cell>
        </table:table-row>
        <table:table-row table:style-name="Table3.1">
          <table:table-cell table:style-name="Table3.A1" office:value-type="string">
            <text:p text:style-name="P5">Espaço - Visualização</text:p>
          </table:table-cell>
          <table:table-cell table:style-name="Table3.A1" office:value-type="string">
            <text:p text:style-name="P6"><text:span text:style-name="T11">6</text:span></text:p>
          </table:table-cell>
          <table:table-cell table:style-name="Table3.A1" office:value-type="string">
            <text:p text:style-name="P6">0</text:p>
          </table:table-cell>
          <table:table-cell table:style-name="Table3.A1" office:value-type="string">
            <text:p text:style-name="P6">4</text:p>
          </table:table-cell>
          <table:table-cell table:style-name="Table3.A1" office:value-type="string">
            <text:p text:style-name="P9"><text:span text:style-name="T7">10</text:span></text:p>
          </table:table-cell>
        </table:table-row>
        <table:table-row table:style-name="Table3.1">
          <table:table-cell table:style-name="Table3.A1" office:value-type="string">
            <text:p text:style-name="P5">Evento - Edição</text:p>
          </table:table-cell>
          <table:table-cell table:style-name="Table3.A1" office:value-type="string">
            <text:p text:style-name="P6"><text:span text:style-name="T11">17</text:span></text:p>
          </table:table-cell>
          <table:table-cell table:style-name="Table3.A1" office:value-type="string">
            <text:p text:style-name="P6">6</text:p>
          </table:table-cell>
          <table:table-cell table:style-name="Table3.A1" office:value-type="string">
            <text:p text:style-name="P6">8</text:p>
          </table:table-cell>
          <table:table-cell table:style-name="Table3.A1" office:value-type="string">
            <text:p text:style-name="P9"><text:span text:style-name="T7">31</text:span></text:p>
          </table:table-cell>
        </table:table-row>
        <table:table-row table:style-name="Table3.1">
          <table:table-cell table:style-name="Table3.A1" office:value-type="string">
            <text:p text:style-name="P5">Evento - Visualização</text:p>
          </table:table-cell>
          <table:table-cell table:style-name="Table3.A1" office:value-type="string">
            <text:p text:style-name="P6"><text:span text:style-name="T11">6</text:span></text:p>
          </table:table-cell>
          <table:table-cell table:style-name="Table3.A1" office:value-type="string">
            <text:p text:style-name="P6">0</text:p>
          </table:table-cell>
          <table:table-cell table:style-name="Table3.A1" office:value-type="string">
            <text:p text:style-name="P6">4</text:p>
          </table:table-cell>
          <table:table-cell table:style-name="Table3.A1" office:value-type="string">
            <text:p text:style-name="P9"><text:span text:style-name="T7">10</text:span></text:p>
          </table:table-cell>
        </table:table-row>
        <table:table-row table:style-name="Table3.1">
          <table:table-cell table:style-name="Table3.A1" office:value-type="string">
            <text:p text:style-name="P5">Inscrição</text:p>
          </table:table-cell>
          <table:table-cell table:style-name="Table3.A1" office:value-type="string">
            <text:p text:style-name="P6"><text:span text:style-name="T11">4</text:span></text:p>
          </table:table-cell>
          <table:table-cell table:style-name="Table3.A1" office:value-type="string">
            <text:p text:style-name="P6">0</text:p>
          </table:table-cell>
          <table:table-cell table:style-name="Table3.A1" office:value-type="string">
            <text:p text:style-name="P6">7</text:p>
          </table:table-cell>
          <table:table-cell table:style-name="Table3.A1" office:value-type="string">
            <text:p text:style-name="P9"><text:span text:style-name="T7">11</text:span></text:p>
          </table:table-cell>
        </table:table-row>
        <table:table-row table:style-name="Table3.1">
          <table:table-cell table:style-name="Table3.A1" office:value-type="string">
            <text:p text:style-name="P5">Login</text:p>
          </table:table-cell>
          <table:table-cell table:style-name="Table3.A1" office:value-type="string">
            <text:p text:style-name="P6"><text:span text:style-name="T11">1</text:span></text:p>
          </table:table-cell>
          <table:table-cell table:style-name="Table3.A1" office:value-type="string">
            <text:p text:style-name="P6">0</text:p>
          </table:table-cell>
          <table:table-cell table:style-name="Table3.A1" office:value-type="string">
            <text:p text:style-name="P6">0</text:p>
          </table:table-cell>
          <table:table-cell table:style-name="Table3.A1" office:value-type="string">
            <text:p text:style-name="P9"><text:span text:style-name="T7">1</text:span></text:p>
          </table:table-cell>
        </table:table-row>
        <table:table-row table:style-name="Table3.1">
          <table:table-cell table:style-name="Table3.A1" office:value-type="string">
            <text:p text:style-name="P5">Oportunidades</text:p>
          </table:table-cell>
          <table:table-cell table:style-name="Table3.A1" office:value-type="string">
            <text:p text:style-name="P6"><text:span text:style-name="T11">4</text:span></text:p>
          </table:table-cell>
          <table:table-cell table:style-name="Table3.A1" office:value-type="string">
            <text:p text:style-name="P6">3</text:p>
          </table:table-cell>
          <table:table-cell table:style-name="Table3.A1" office:value-type="string">
            <text:p text:style-name="P6">0</text:p>
          </table:table-cell>
          <table:table-cell table:style-name="Table3.A1" office:value-type="string">
            <text:p text:style-name="P9"><text:span text:style-name="T7">7</text:span></text:p>
          </table:table-cell>
        </table:table-row>
        <table:table-row table:style-name="Table3.1">
          <table:table-cell table:style-name="Table3.A1" office:value-type="string">
            <text:p text:style-name="P5">Oportunidades - Resultados</text:p>
          </table:table-cell>
          <table:table-cell table:style-name="Table3.A1" office:value-type="string">
            <text:p text:style-name="P6"><text:span text:style-name="T11">7</text:span></text:p>
          </table:table-cell>
          <table:table-cell table:style-name="Table3.A1" office:value-type="string">
            <text:p text:style-name="P6">5</text:p>
          </table:table-cell>
          <table:table-cell table:style-name="Table3.A1" office:value-type="string">
            <text:p text:style-name="P6">1</text:p>
          </table:table-cell>
          <table:table-cell table:style-name="Table3.A1" office:value-type="string">
            <text:p text:style-name="P9"><text:span text:style-name="T7">13</text:span></text:p>
          </table:table-cell>
        </table:table-row>
        <table:table-row table:style-name="Table3.1">
          <table:table-cell table:style-name="Table3.A1" office:value-type="string">
            <text:p text:style-name="P5">Página inicial</text:p>
          </table:table-cell>
          <table:table-cell table:style-name="Table3.A1" office:value-type="string">
            <text:p text:style-name="P6"><text:span text:style-name="T11">18</text:span></text:p>
          </table:table-cell>
          <table:table-cell table:style-name="Table3.A1" office:value-type="string">
            <text:p text:style-name="P6">0</text:p>
          </table:table-cell>
          <table:table-cell table:style-name="Table3.A1" office:value-type="string">
            <text:p text:style-name="P6">1</text:p>
          </table:table-cell>
          <table:table-cell table:style-name="Table3.A1" office:value-type="string">
            <text:p text:style-name="P9"><text:span text:style-name="T7">19</text:span></text:p>
          </table:table-cell>
        </table:table-row>
        <table:table-row table:style-name="Table3.1">
          <table:table-cell table:style-name="Table3.A1" office:value-type="string">
            <text:p text:style-name="P5">Painel Controle</text:p>
          </table:table-cell>
          <table:table-cell table:style-name="Table3.A1" office:value-type="string">
            <text:p text:style-name="P6"><text:span text:style-name="T11">4</text:span></text:p>
          </table:table-cell>
          <table:table-cell table:style-name="Table3.A1" office:value-type="string">
            <text:p text:style-name="P6">0</text:p>
          </table:table-cell>
          <table:table-cell table:style-name="Table3.A1" office:value-type="string">
            <text:p text:style-name="P6">11</text:p>
          </table:table-cell>
          <table:table-cell table:style-name="Table3.A1" office:value-type="string">
            <text:p text:style-name="P9"><text:span text:style-name="T7">15</text:span></text:p>
          </table:table-cell>
        </table:table-row>
        <table:table-row table:style-name="Table3.1">
          <table:table-cell table:style-name="Table3.A1" office:value-type="string">
            <text:p text:style-name="P5">Projeto - Edição</text:p>
          </table:table-cell>
          <table:table-cell table:style-name="Table3.A1" office:value-type="string">
            <text:p text:style-name="P6"><text:span text:style-name="T11">19</text:span></text:p>
          </table:table-cell>
          <table:table-cell table:style-name="Table3.A1" office:value-type="string">
            <text:p text:style-name="P6">0</text:p>
          </table:table-cell>
          <table:table-cell table:style-name="Table3.A1" office:value-type="string">
            <text:p text:style-name="P6">7</text:p>
          </table:table-cell>
          <table:table-cell table:style-name="Table3.A1" office:value-type="string">
            <text:p text:style-name="P9"><text:span text:style-name="T7">26</text:span></text:p>
          </table:table-cell>
        </table:table-row>
        <table:table-row table:style-name="Table3.1">
          <table:table-cell table:style-name="Table3.A1" office:value-type="string">
            <text:p text:style-name="P5">Projeto Visualização</text:p>
          </table:table-cell>
          <table:table-cell table:style-name="Table3.A1" office:value-type="string">
            <text:p text:style-name="P6"><text:span text:style-name="T11">4</text:span></text:p>
          </table:table-cell>
          <table:table-cell table:style-name="Table3.A1" office:value-type="string">
            <text:p text:style-name="P6">0</text:p>
          </table:table-cell>
          <table:table-cell table:style-name="Table3.A1" office:value-type="string">
            <text:p text:style-name="P6">4</text:p>
          </table:table-cell>
          <table:table-cell table:style-name="Table3.A1" office:value-type="string">
            <text:p text:style-name="P9"><text:span text:style-name="T7">8</text:span></text:p>
          </table:table-cell>
        </table:table-row>
        <table:table-row table:style-name="Table3.1">
          <table:table-cell table:style-name="Table3.A1" office:value-type="string">
            <text:p text:style-name="P5"><text:span text:style-name="T7">Total</text:span></text:p>
          </table:table-cell>
          <table:table-cell table:style-name="Table3.A1" office:value-type="string">
            <text:p text:style-name="P6"><text:span text:style-name="T10">144</text:span></text:p>
          </table:table-cell>
          <table:table-cell table:style-name="Table3.A1" office:value-type="string">
            <text:p text:style-name="P6"><text:span text:style-name="T7">14</text:span></text:p>
          </table:table-cell>
          <table:table-cell table:style-name="Table3.A1" office:value-type="string">
            <text:p text:style-name="P6"><text:span text:style-name="T7">66</text:span></text:p>
          </table:table-cell>
          <table:table-cell table:style-name="Table3.A1" office:value-type="string">
            <text:p text:style-name="P9"><text:span text:style-name="T7">224</text:span></text:p>
          </table:table-cell>
        </table:table-row>
      </table:table>
      <text:p text:style-name="P39"/>
      <text:p text:style-name="P39">Os problemas de nível 1 foram mapeados individualmente e identificou-se a recorrência de situações que possuem a mesma solução para todas as páginas afetadas. A tabela a seguir demonstra os macroproblemas identificados a quantidade de ocorrências no total de páginas da amostra:</text:p>
      <text:p text:style-name="P39"/>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text:span text:style-name="T7">Nº</text:span></text:p>
          </table:table-cell>
          <table:table-cell table:style-name="Table4.B1" office:value-type="string">
            <text:p text:style-name="P12"><text:span text:style-name="T7">Problema</text:span></text:p>
          </table:table-cell>
          <table:table-cell table:style-name="Table4.B1" office:value-type="string">
            <text:p text:style-name="P11"><text:span text:style-name="T7">Ocorrências</text:span></text:p>
          </table:table-cell>
        </table:table-row>
        <table:table-row table:style-name="Table4.1">
          <table:table-cell table:style-name="Table4.A2" office:value-type="string">
            <text:p text:style-name="P12">I</text:p>
          </table:table-cell>
          <table:table-cell table:style-name="Table4.B2" office:value-type="string">
            <text:p text:style-name="P12">O elemento de controle do formulário não possui rótulo associado</text:p>
          </table:table-cell>
          <table:table-cell table:style-name="Table4.C2" office:value-type="string">
            <text:p text:style-name="P11">42</text:p>
          </table:table-cell>
        </table:table-row>
        <table:table-row table:style-name="Table4.1">
          <table:table-cell table:style-name="Table4.A3" office:value-type="string">
            <text:p text:style-name="P12">II</text:p>
          </table:table-cell>
          <table:table-cell table:style-name="Table4.B2" office:value-type="string">
            <text:p text:style-name="P12">O contraste do texto com o plano de fundo é menor que os requisitos mínimos da WCAG</text:p>
          </table:table-cell>
          <table:table-cell table:style-name="Table4.C2" office:value-type="string">
            <text:p text:style-name="P11">28</text:p>
          </table:table-cell>
        </table:table-row>
        <table:table-row table:style-name="Table4.1">
          <table:table-cell table:style-name="Table4.A4" office:value-type="string">
            <text:p text:style-name="P12">III</text:p>
          </table:table-cell>
          <table:table-cell table:style-name="Table4.B2" office:value-type="string">
            <text:p text:style-name="P12">A imagem não possui um atributo 'alt', um rótulo ARIA, nem um título</text:p>
          </table:table-cell>
          <table:table-cell table:style-name="Table4.C2" office:value-type="string">
            <text:p text:style-name="P11">25</text:p>
          </table:table-cell>
        </table:table-row>
        <table:table-row table:style-name="Table4.1">
          <table:table-cell table:style-name="Table4.A5" office:value-type="string">
            <text:p text:style-name="P12">IV</text:p>
          </table:table-cell>
          <table:table-cell table:style-name="Table4.B2" office:value-type="string">
            <text:p text:style-name="P12">O atributo 'lang' especificado não inclui um idioma principal válido</text:p>
          </table:table-cell>
          <table:table-cell table:style-name="Table4.C2" office:value-type="string">
            <text:p text:style-name="P11">16</text:p>
          </table:table-cell>
        </table:table-row>
        <table:table-row table:style-name="Table4.1">
          <table:table-cell table:style-name="Table4.A6" office:value-type="string">
            <text:p text:style-name="P12">V</text:p>
          </table:table-cell>
          <table:table-cell table:style-name="Table4.B2" office:value-type="string">
            <text:p text:style-name="P12">O valor do atributo não é o 'id' de um elemento &lt;input&gt; válido</text:p>
          </table:table-cell>
          <table:table-cell table:style-name="Table4.C2" office:value-type="string">
            <text:p text:style-name="P11">14</text:p>
          </table:table-cell>
        </table:table-row>
        <table:table-row table:style-name="Table4.1">
          <table:table-cell table:style-name="Table4.A7" office:value-type="string">
            <text:p text:style-name="P12">VI</text:p>
          </table:table-cell>
          <table:table-cell table:style-name="Table4.B2" office:value-type="string">
            <text:p text:style-name="P12">O 'id' especificado para o valor da propriedade ARIA 'aria-controls' não é válido</text:p>
          </table:table-cell>
          <table:table-cell table:style-name="Table4.C2" office:value-type="string">
            <text:p text:style-name="P11">12</text:p>
          </table:table-cell>
        </table:table-row>
        <table:table-row table:style-name="Table4.1">
          <table:table-cell table:style-name="Table4.A8" office:value-type="string">
            <text:p text:style-name="P12">VII</text:p>
          </table:table-cell>
          <table:table-cell table:style-name="Table4.B2" office:value-type="string">
            <text:p text:style-name="P12">O componente interativo com função ARIA 'tabpanel' não possui um nome associado programaticamente</text:p>
          </table:table-cell>
          <table:table-cell table:style-name="Table4.C2" office:value-type="string">
            <text:p text:style-name="P11">7</text:p>
          </table:table-cell>
        </table:table-row>
        <table:table-row table:style-name="Table4.1">
          <table:table-cell table:style-name="Table4.B2" office:value-type="string">
            <text:p text:style-name="P13"/>
          </table:table-cell>
          <table:table-cell table:style-name="Table4.B2" office:value-type="string">
            <text:p text:style-name="P12"><text:span text:style-name="T7">Total</text:span></text:p>
          </table:table-cell>
          <table:table-cell table:style-name="Table4.C2" office:value-type="string">
            <text:p text:style-name="P11"><text:span text:style-name="T7">144</text:span></text:p>
          </table:table-cell>
        </table:table-row>
      </table:table>
      <text:p text:style-name="P38"/>
      <text:p text:style-name="P42"><text:bookmark text:name="_9ov0ha2qmf"/>5 RECOMENDAÇÕES E REQUISITOS PARA SOLUÇÕES</text:p>
      <text:p text:style-name="P39"/>
      <text:p text:style-name="P39">Esta seção apresenta a especificação e os requisitos para solução dos sete macroproblemas do tipo violação em nível 1:</text:p>
      <text:p text:style-name="P39"/>
      <text:list xml:id="list897643095" text:style-name="WWNum5">
        <text:list-item>
          <text:p text:style-name="P20">O elemento de controle do formulário não possui rótulo associado</text:p>
        </text:list-item>
      </text:list>
      <text:p text:style-name="P24"/>
      <text:p text:style-name="P21"><text:span text:style-name="T7">Especificação</text:span></text:p>
      <text:p text:style-name="P21"><text:soft-page-break/>Associar um rótulo significativo a cada controle de interface em um formulário permite que o navegador e a tecnologia assistiva exponham e anunciem o controle para a pessoa usuária. Associar um rótulo visível também fornece uma área clicável maior.</text:p>
      <text:p text:style-name="P21"/>
      <text:p text:style-name="P21"><text:span text:style-name="T7">Pessoas impactadas</text:span></text:p>
      <text:list xml:id="list1799362013" text:style-name="WWNum6">
        <text:list-item>
          <text:p text:style-name="P27">Pessoas que usam leitores de tela, incluindo pessoas cegas, com baixa visão e neurodivergentes;</text:p>
        </text:list-item>
        <text:list-item>
          <text:p text:style-name="P27">Pessoas com deficiência de destreza usando controle de voz.</text:p>
        </text:list-item>
      </text:list>
      <text:p text:style-name="P21"/>
      <text:p text:style-name="P21"><text:span text:style-name="T7">Páginas com ocorrência</text:span></text:p>
      <text:p text:style-name="P21">Todas as páginas com formulários.</text:p>
      <text:p text:style-name="P21"/>
      <text:p text:style-name="P21"><text:span text:style-name="T7">Solução padrão</text:span></text:p>
      <text:p text:style-name="P21">Se o controle for um elemento rotulável, adicionar um atributo <text:span text:style-name="T14">for</text:span> a um rótulo visível com o <text:span text:style-name="T14">id</text:span> deste controle.</text:p>
      <text:p text:style-name="P21">OU coloque o controle dentro de um elemento <text:span text:style-name="T14">&lt;label&gt;</text:span> visível</text:p>
      <text:p text:style-name="P21">OU adicione <text:span text:style-name="T14">aria-labelledby</text:span> ao controle. Deve apontar para um texto visível na página que seja significativo como rótulo</text:p>
      <text:p text:style-name="P21">OU, se o design não fornecer um rótulo visível, forneça um rótulo usando o atributo <text:span text:style-name="T14">aria-label</text:span></text:p>
      <text:p text:style-name="P21">OU use o atributo <text:span text:style-name="T14">title </text:span>para fornecer um rótulo.</text:p>
      <text:p text:style-name="P21"/>
      <text:p text:style-name="P21"><text:span text:style-name="T7">Solução Mapas Culturais</text:span></text:p>
      <text:p text:style-name="P21">Este problema abrange diversos componentes. Ele foi detectado em formulários nos elementos <text:span text:style-name="T14">&lt;input&gt;</text:span>, <text:span text:style-name="T14">&lt;select&gt;</text:span> e <text:span text:style-name="T14">&lt;button&gt;</text:span>. Recomenda-se verificar as ocorrências individuais e atualizar os componentes relacionados conforme as recomendações do W3C.</text:p>
      <text:p text:style-name="P24"/>
      <text:list xml:id="list172922299911157" text:continue-list="list897643095" text:style-name="WWNum5">
        <text:list-item>
          <text:p text:style-name="P20">O contraste do texto com o plano de fundo é menor que os requisitos mínimos da WCAG</text:p>
        </text:list-item>
      </text:list>
      <text:p text:style-name="P24"/>
      <text:p text:style-name="P21"><text:soft-page-break/><text:span text:style-name="T7">Especificação</text:span></text:p>
      <text:p text:style-name="P21">Quando o texto e as cores de fundo têm uma taxa de contraste inferior a 4,5 para 1, pode ser difícil para pessoas com visão moderadamente baixa lerem o texto sem tecnologia de melhoria de contraste.</text:p>
      <text:p text:style-name="P21"/>
      <text:p text:style-name="P21"><text:span text:style-name="T7">Pessoas impactadas</text:span></text:p>
      <text:list xml:id="list2427508373" text:style-name="WWNum4">
        <text:list-item>
          <text:p text:style-name="P28">Pessoas com visão moderadamente baixa que não usam tecnologia de aumento de contraste;</text:p>
        </text:list-item>
        <text:list-item>
          <text:p text:style-name="P28">Pessoas que não conseguem ver as cores, têm visão limitada das cores ou têm daltonismo.</text:p>
        </text:list-item>
      </text:list>
      <text:p text:style-name="P21"/>
      <text:p text:style-name="P21"><text:span text:style-name="T7">Páginas com ocorrência</text:span></text:p>
      <text:p text:style-name="P21">Todas.</text:p>
      <text:p text:style-name="P21"/>
      <text:p text:style-name="P21"><text:span text:style-name="T7">Solução padrão</text:span></text:p>
      <text:p text:style-name="P21">Ajustar o contraste de acordo com as recomendações do W3C.</text:p>
      <text:p text:style-name="P21"/>
      <text:p text:style-name="P21"><text:span text:style-name="T7">Solução Mapas Culturais</text:span></text:p>
      <text:p text:style-name="P21">Este problema abrange diversos componentes. Recomenda-se verificar as ocorrências individuais, validar o contraste mínimo com as ferramentas recomendadas pelo W3C e efetuar a mudança das cores nos componentes específicos.</text:p>
      <text:p text:style-name="P21">Taxa de contraste de texto normal de pelo menos 4,5:1<text:line-break/><text:a xlink:type="simple" xlink:href="https://www.w3.org/WAI/WCAG22/Techniques/general/G18" text:style-name="ListLabel_20_91" text:visited-style-name="ListLabel_20_91"><text:span text:style-name="T15">https://www.w3.org/WAI/WCAG22/Techniques/general/G18</text:span></text:a></text:p>
      <text:p text:style-name="P21">Taxa de contraste de texto grande de pelo menos 3:1<text:line-break/><text:a xlink:type="simple" xlink:href="https://www.w3.org/WAI/WCAG22/Techniques/general/G145" text:style-name="ListLabel_20_91" text:visited-style-name="ListLabel_20_91"><text:span text:style-name="T15">https://www.w3.org/WAI/WCAG22/Techniques/general/G145</text:span></text:a></text:p>
      <text:p text:style-name="P24"/>
      <text:list xml:id="list172922186907421" text:continue-list="list172922299911157" text:style-name="WWNum5">
        <text:list-item>
          <text:p text:style-name="P20">A imagem não possui um atributo <text:span text:style-name="T14">alt</text:span>, um rótulo ARIA, nem um título</text:p>
        </text:list-item>
      </text:list>
      <text:p text:style-name="P24"/>
      <text:p text:style-name="P24"><text:span text:style-name="T7">Especificação</text:span></text:p>
      <text:p text:style-name="P24"><text:soft-page-break/>O atributo <text:span text:style-name="T14">alt</text:span> fornece uma alternativa em texto que torna as mesmas informações acessíveis por meio de áudio ou outros canais, como um display Braille.</text:p>
      <text:p text:style-name="P24"/>
      <text:p text:style-name="P24"><text:span text:style-name="T7">Pessoas impactadas</text:span></text:p>
      <text:list xml:id="list1048666265" text:style-name="WWNum9">
        <text:list-item>
          <text:p text:style-name="P29">Pessoas que usam leitores de tela, incluindo pessoas cegas, com baixa visão e neurodivergentes;</text:p>
        </text:list-item>
        <text:list-item>
          <text:p text:style-name="P29">Pessoas que desativam o carregamento de imagens em seus navegadores;</text:p>
        </text:list-item>
        <text:list-item>
          <text:p text:style-name="P29">Pessoas que usam monitores somente texto, monocromáticos ou Braille;</text:p>
        </text:list-item>
        <text:list-item>
          <text:p text:style-name="P29">Pessoas que usam navegadores baseados em texto (por exemplo, Lynx) ou interfaces de áudio.</text:p>
        </text:list-item>
      </text:list>
      <text:p text:style-name="P24"/>
      <text:p text:style-name="P24"><text:span text:style-name="T7">Páginas com ocorrência</text:span></text:p>
      <text:p text:style-name="P24">Todas as páginas com imagem.</text:p>
      <text:p text:style-name="P24"/>
      <text:p text:style-name="P24"><text:span text:style-name="T7">Solução padrão</text:span></text:p>
      <text:p text:style-name="P21">Se a imagem transmitir significado, usar o atributo <text:span text:style-name="T14">alt</text:span> no elemento <text:span text:style-name="T14">&lt;img&gt;</text:span> para fornecer uma breve descrição que atenda ao mesmo propósito da imagem</text:p>
      <text:p text:style-name="P21">OU usar um <text:span text:style-name="T14">aria-label</text:span> ou <text:span text:style-name="T14">aria-labelledby</text:span> para fornecer uma breve descrição que siga corretamente o cálculo do nome acessível</text:p>
      <text:p text:style-name="P21">E, se a imagem contiver palavras importantes, incluí-las na descrição (por exemplo, <text:span text:style-name="T14">alt="enviar"</text:span>)</text:p>
      <text:p text:style-name="P21">OU, se a imagem for apenas decorativa, usar o atributo com uma string vazia como valor (por exemplo, <text:span text:style-name="T14">&lt;img alt=""&gt;</text:span>).</text:p>
      <text:p text:style-name="P24"/>
      <text:p text:style-name="P24"><text:span text:style-name="T7">Solução Mapas Culturais</text:span></text:p>
      <text:p text:style-name="P24">Este problema abrange qualquer componente que possua imagens. A solução é adotar a recomendação padrão em todas as imagens utilizadas.</text:p>
      <text:p text:style-name="P24"/>
      <text:list xml:id="list172921765641967" text:continue-list="list172922186907421" text:style-name="WWNum5">
        <text:list-item>
          <text:p text:style-name="P20">O valor do atributo não é o <text:span text:style-name="T14">id</text:span> de um elemento <text:span text:style-name="T14">&lt;input&gt;</text:span> válido</text:p>
        </text:list-item>
      </text:list>
      <text:p text:style-name="P24"><text:soft-page-break/></text:p>
      <text:p text:style-name="P24"><text:span text:style-name="T7">Especificação</text:span></text:p>
      <text:p text:style-name="P24">Um elemento <text:span text:style-name="T14">&lt;label&gt;</text:span> é anexado a um elemento <text:span text:style-name="T14">&lt;input&gt;</text:span> específico por meio do atributo <text:span text:style-name="T14">for</text:span>. Quando <text:span text:style-name="T14">&lt;label&gt;</text:span> não faz referência exclusiva a um <text:span text:style-name="T14">&lt;input&gt;</text:span>, as tecnologias assistivas não podem associar o rótulo que descreve o campo de entrada ao elemento em si.</text:p>
      <text:p text:style-name="P24"/>
      <text:p text:style-name="P21"><text:span text:style-name="T7">Pessoas impactadas</text:span></text:p>
      <text:list xml:id="list1785620296" text:style-name="WWNum10">
        <text:list-item>
          <text:p text:style-name="P30">Pessoas que usam leitores de tela, incluindo pessoas cegas, com baixa visão e neurodivergentes;</text:p>
        </text:list-item>
        <text:list-item>
          <text:p text:style-name="P30">Pessoas com deficiência de destreza usando controle de voz.</text:p>
        </text:list-item>
      </text:list>
      <text:p text:style-name="P40"/>
      <text:p text:style-name="P40"><text:span text:style-name="T7">Páginas com ocorrência</text:span></text:p>
      <text:p text:style-name="P40">Todas as páginas de edição</text:p>
      <text:p text:style-name="P40"/>
      <text:p text:style-name="P40"><text:span text:style-name="T7">Solução padrão</text:span></text:p>
      <text:p text:style-name="P40">Definir o valor do atributo <text:span text:style-name="T14">for </text:span>como o <text:span text:style-name="T14">id</text:span> do valor do elemento <text:span text:style-name="T14">&lt;input&gt;</text:span> a ser rotulado. O valor <text:span text:style-name="T14">id</text:span> deve ser único.</text:p>
      <text:p text:style-name="P40"/>
      <text:p text:style-name="P40"><text:span text:style-name="T7">Solução Mapas Culturais</text:span></text:p>
      <text:p text:style-name="P40">Atualizar componente <text:span text:style-name="T14">entity-field</text:span></text:p>
      <text:p text:style-name="P21">Local: <text:span text:style-name="T14">https://github.com/mapasculturais/mapasculturais/blob/develop/src/modules/Entities/components/entity-field/template.php#L16</text:span></text:p>
      <text:p text:style-name="P24"/>
      <text:list xml:id="list172922392844949" text:continue-list="list172921765641967" text:style-name="WWNum5">
        <text:list-item>
          <text:p text:style-name="P20">O atributo <text:span text:style-name="T14">lang</text:span> especificado não inclui um idioma principal válido</text:p>
        </text:list-item>
      </text:list>
      <text:p text:style-name="P24"/>
      <text:p text:style-name="P24"><text:span text:style-name="T7">Especificação</text:span><text:line-break/>O atributo de idioma é usado para identificar o idioma padrão da página. Isso garante que softwares de conversão de texto em fala (TTS) possam apresentar corretamente o conteúdo da página usando a base de dados correta e com a pronúncia adequada para esse idioma.</text:p>
      <text:p text:style-name="P24"><text:soft-page-break/></text:p>
      <text:p text:style-name="P24"><text:span text:style-name="T7">Pessoas impactadas</text:span></text:p>
      <text:list xml:id="list172922934946872" text:continue-list="list1785620296" text:style-name="WWNum10">
        <text:list-item>
          <text:p text:style-name="P30">Pessoas que usam leitores de tela, incluindo pessoas cegas, com baixa visão e neurodivergentes;</text:p>
        </text:list-item>
        <text:list-item>
          <text:p text:style-name="P30">Pessoas que têm dificuldade em ler material escrito com fluência e precisão, como reconhecer caracteres e alfabetos ou decodificar palavras.</text:p>
        </text:list-item>
      </text:list>
      <text:p text:style-name="P24"/>
      <text:p text:style-name="P24"><text:span text:style-name="T7">Páginas com ocorrência</text:span></text:p>
      <text:p text:style-name="P24">Todas</text:p>
      <text:p text:style-name="P24"/>
      <text:p text:style-name="P24"><text:span text:style-name="T7">Solução padrão</text:span></text:p>
      <text:p text:style-name="P24">Atualizar o valor do atributo lang em conformidade com a regra BCP 47.</text:p>
      <text:p text:style-name="P24"/>
      <text:p text:style-name="P24"><text:span text:style-name="T7">Solução no Mapas Culturais</text:span></text:p>
      <text:p text:style-name="P24">Atualizar o valor do atributo para <text:span text:style-name="T14">lang="pt-BR"</text:span>.</text:p>
      <text:p text:style-name="P24">Local: <text:span text:style-name="T14">https://github.com/mapasculturais/mapasculturais/blob/develop/src/themes/BaseV2/layouts/parts/header.php#L8</text:span></text:p>
      <text:p text:style-name="P14"/>
      <text:list xml:id="list172922016715039" text:continue-list="list172922392844949" text:style-name="WWNum5">
        <text:list-item>
          <text:p text:style-name="P19">O <text:span text:style-name="T14">id</text:span> especificado para o valor da propriedade ARIA <text:span text:style-name="T14">aria-controls</text:span> não é válido</text:p>
        </text:list-item>
      </text:list>
      <text:p text:style-name="P23"/>
      <text:p text:style-name="P21"><text:span text:style-name="T7">Especificação</text:span></text:p>
      <text:p text:style-name="P21">Qualquer elemento que utilize uma propriedade ARIA deve fazer referência a um <text:span text:style-name="T14">id</text:span> atributo válido. Isso permite que tecnologias assistivas identifiquem com precisão o elemento referenciado.</text:p>
      <text:p text:style-name="P21"/>
      <text:p text:style-name="P21"><text:span text:style-name="T7">Pessoas impactadas</text:span></text:p>
      <text:list xml:id="list284835174" text:style-name="WWNum7">
        <text:list-item>
          <text:p text:style-name="P31"><text:soft-page-break/>Pessoas que usam leitores de tela, incluindo pessoas cegas, com baixa visão e neurodivergentes;</text:p>
        </text:list-item>
        <text:list-item>
          <text:p text:style-name="P31">Pessoas com deficiência de destreza usando controle de voz.</text:p>
        </text:list-item>
      </text:list>
      <text:p text:style-name="P21"/>
      <text:p text:style-name="P21"><text:span text:style-name="T7">Páginas com ocorrência</text:span></text:p>
      <text:p text:style-name="P21">Todas</text:p>
      <text:p text:style-name="P21"/>
      <text:p text:style-name="P21"><text:span text:style-name="T7">Solução padrão</text:span></text:p>
      <text:p text:style-name="P21">Atualizar o valor da propriedade ARIA com um valor <text:span text:style-name="T14">id</text:span> exclusivo de um elemento visível válido.</text:p>
      <text:p text:style-name="P21"/>
      <text:p text:style-name="P21"><text:span text:style-name="T7">Solução Mapas Culturais</text:span></text:p>
      <text:p text:style-name="P21">Este problema abrange diversos componentes. Ele foi detectado nos seguintes ids: #agents, #all, #evaluations, #info, #main, #notifications, #results e #support. Recomenda-se verificar as ocorrências individuais e atualizar os componentes relacionados conforme as recomendações do W3C.</text:p>
      <text:p text:style-name="P23"/>
      <text:list xml:id="list172922253519961" text:continue-list="list172922016715039" text:style-name="WWNum5">
        <text:list-item>
          <text:p text:style-name="P20">O componente interativo com função ARIA <text:span text:style-name="T14">tabpanel</text:span> não possui um nome associado programaticamente</text:p>
        </text:list-item>
      </text:list>
      <text:p text:style-name="P24"/>
      <text:p text:style-name="P21"><text:span text:style-name="T7">Especificação</text:span></text:p>
      <text:p text:style-name="P21">Componentes interativos na interface com determinadas funções ARIA implícitas ou explícitas requerem um nome acessível. Sem rótulos adequados ou o nome associado programaticamente, as tecnologias assistivas não são capazes de apresentar com precisão o nome e a finalidade do componente à pessoa usuária. Isso afeta a navegação e a capacidade de interagir com o conteúdo.</text:p>
      <text:p text:style-name="P21"/>
      <text:p text:style-name="P21"><text:span text:style-name="T7">Pessoas impactadas</text:span></text:p>
      <text:list xml:id="list3381416237" text:style-name="WWNum8">
        <text:list-item>
          <text:p text:style-name="P32">Pessoas que usam leitores de tela, incluindo pessoas cegas, com baixa visão e neurodivergentes;</text:p>
        </text:list-item>
        <text:list-item>
          <text:p text:style-name="P32">Pessoas com baixa visão usando ampliação de tela;</text:p>
        </text:list-item>
        <text:list-item>
          <text:p text:style-name="P32">Pessoas com deficiência de destreza usando controle de voz.</text:p>
        </text:list-item>
      </text:list>
      <text:p text:style-name="P21"><text:soft-page-break/></text:p>
      <text:p text:style-name="P21"><text:span text:style-name="T7">Páginas com ocorrência</text:span></text:p>
      <text:p text:style-name="P21">Agente - Visualização</text:p>
      <text:p text:style-name="P21">Espaço - Visualização</text:p>
      <text:p text:style-name="P21">Evento - Visualização</text:p>
      <text:p text:style-name="P21">Página inicial</text:p>
      <text:p text:style-name="P21">Painel Controle</text:p>
      <text:p text:style-name="P21">Projeto Visualização</text:p>
      <text:p text:style-name="P21">Oportunidades - Resultados</text:p>
      <text:p text:style-name="P21"/>
      <text:p text:style-name="P21"><text:span text:style-name="T7">Solução padrão</text:span></text:p>
      <text:p text:style-name="P21">Usr o atributo <text:span text:style-name="T14">aria-labelledby</text:span> para fazer referência ao texto visível existente na página, que pode identificar claramente a finalidade do componente</text:p>
      <text:p text:style-name="P21">OU usar o atributo <text:span text:style-name="T14">aria-label</text:span> com uma breve descrição como seu valor que pode identificar a finalidade do componente quando um rótulo visual não estiver disponível</text:p>
      <text:p text:style-name="P21">OU usar o atributo <text:span text:style-name="T14">title </text:span>para fornecer um nome quando o design não puder acomodar um rótulo visual</text:p>
      <text:p text:style-name="P21">OU, se a função do elemento permitir derivar um rótulo de seu conteúdo, fornecer o texto do rótulo como o conteúdo interno do elemento.</text:p>
      <text:p text:style-name="P21"/>
      <text:p text:style-name="P21"><text:span text:style-name="T7">Solução Mapas Culturais</text:span></text:p>
      <text:p text:style-name="P21">Alterar o componente <text:span text:style-name="T14">mc-tab</text:span> de acordo com as recomendações do W3C.</text:p>
      <text:p text:style-name="P21">Local:</text:p>
      <text:p text:style-name="P21"><text:span text:style-name="T14">https://github.com/mapasculturais/mapasculturais/blob/develop/src/modules/Components/components/mc-tab/template.php#L7</text:span></text:p>
      <text:p text:style-name="P38"/>
      <text:p text:style-name="P38"><text:soft-page-break/>Uma das ocorrências do problema II (descrição da página inicial) foi corrigida para exemplificar como as alterações propostas podem ser realizadas e submetidas ao repositório principal do Mapas Culturais. A correção está disponível neste link: <text:a xlink:type="simple" xlink:href="https://github.com/mapasculturais/mapasculturais/pull/3148" text:style-name="ListLabel_20_91" text:visited-style-name="ListLabel_20_91"><text:span text:style-name="T15">https://github.com/mapasculturais/mapasculturais/pull/3148</text:span></text:a>.</text:p>
      <text:p text:style-name="P38"/>
      <text:p text:style-name="P43"><text:bookmark text:name="_7e7mpobt1a64"/>6 CONCLUSÃO</text:p>
      <text:p text:style-name="Standard"/>
      <text:p text:style-name="Standard">A média de atendimento aos padrões nas páginas auditadas é de 93%. Contudo, as ocorrências críticas detectadas podem excluir pessoas do acesso e do uso do Mapas Culturais, principalmente as pessoas com deficiência visual, baixa visão e/ou deficiência de destreza usando controle de voz.</text:p>
      <text:p text:style-name="Standard"/>
      <text:p text:style-name="Standard">A resolução dos problemas listados no item 4 garante a eliminação das barreiras mais excludentes. Entretanto, conforme o próprio eMAG define, um página acessível deve passar, pelo menos, por três etapas de validação:</text:p>
      <text:p text:style-name="Standard">1. Padrões de acessibilidade web do W3C;</text:p>
      <text:p text:style-name="Standard">2. Diretrizes e/ou recomendações de acessibilidade adicionais;</text:p>
      <text:p text:style-name="Standard">3. Avaliação de acessibilidade.</text:p>
      <text:p text:style-name="Standard"/>
      <text:p text:style-name="Standard">Essa auditoria é apenas um passo rumo à evolução da acessibilidade do Mapas Culturais. O software deve ser revisado e aprimorado continuamente para atender às mudanças e evoluções nas necessidades das pessoas usuárias, garantindo assim que ele serve da melhor maneira possível à comunidade a que se destina. </text:p>
      <text:p text:style-name="Standard"/>
      <text:p text:style-name="P39">Dessa forma, é preciso aplicar as correções indicadas, avançar na análise dos problemas do tipo revisão e recomendação, em todos os níveis, para entregar um código mais acessível. Além disso, é essencial realizar testes unitários e validações com pessoas com deficiência para garantir, de fato, a acessibilidade com um software perceptível, operável, compreensível e robusto.</text:p>
      <text:p text:style-name="P39"/>
      <text:p text:style-name="P45"><text:bookmark text:name="_l2qvs59ed6am"/><text:span text:style-name="T7">ANEXO - </text:span>RELATÓRIOS DE OCORRÊNCIAS INDIVIDUAIS POR PÁGINA</text:p>
      <text:p text:style-name="Standard">Agente - Edição</text:p>
      <text:p text:style-name="Standard"><text:a xlink:type="simple" xlink:href="https://github.com/LabCDBr/gestao/blob/main/acessibilidade/6-3-edicao-perfil.html" text:style-name="ListLabel_20_91" text:visited-style-name="ListLabel_20_91"><text:span text:style-name="T15">https://github.com/LabCDBr/gestao/blob/main/acessibilidade/6-3-edicao-perfil.html</text:span></text:a></text:p>
      <text:p text:style-name="Standard"/>
      <text:p text:style-name="Standard">Agente - Visualização</text:p>
      <text:p text:style-name="Standard"><text:a xlink:type="simple" xlink:href="https://github.com/LabCDBr/gestao/blob/main/acessibilidade/6-2-visualizacao-perfil.html" text:style-name="ListLabel_20_91" text:visited-style-name="ListLabel_20_91"><text:span text:style-name="T15">https://github.com/LabCDBr/gestao/blob/main/acessibilidade/6-2-visualizacao-perfil.html</text:span></text:a></text:p>
      <text:p text:style-name="Standard"/>
      <text:p text:style-name="Standard">Espaço - Edição</text:p>
      <text:p text:style-name="Standard"><text:a xlink:type="simple" xlink:href="https://github.com/LabCDBr/gestao/blob/main/acessibilidade/6-11-edicao-espaco.html" text:style-name="ListLabel_20_91" text:visited-style-name="ListLabel_20_91"><text:span text:style-name="T15">https://github.com/LabCDBr/gestao/blob/main/acessibilidade/6-11-edicao-espaco.html</text:span></text:a></text:p>
      <text:p text:style-name="Standard"/>
      <text:p text:style-name="Standard">Espaço - Visualização</text:p>
      <text:p text:style-name="Standard"><text:a xlink:type="simple" xlink:href="https://github.com/LabCDBr/gestao/blob/main/acessibilidade/6-10-visualizacao-espaco.html" text:style-name="ListLabel_20_91" text:visited-style-name="ListLabel_20_91"><text:span text:style-name="T15">https://github.com/LabCDBr/gestao/blob/main/acessibilidade/6-10-visualizacao-espaco.html</text:span></text:a></text:p>
      <text:p text:style-name="Standard"/>
      <text:p text:style-name="Standard">Evento - Edição</text:p>
      <text:p text:style-name="Standard"><text:a xlink:type="simple" xlink:href="https://github.com/LabCDBr/gestao/blob/main/acessibilidade/6-9-edicao-evento.html" text:style-name="ListLabel_20_91" text:visited-style-name="ListLabel_20_91"><text:span text:style-name="T15">https://github.com/LabCDBr/gestao/blob/main/acessibilidade/6-9-edicao-evento.html</text:span></text:a></text:p>
      <text:p text:style-name="Standard"/>
      <text:p text:style-name="Standard">Evento - Visualização</text:p>
      <text:p text:style-name="Standard"><text:a xlink:type="simple" xlink:href="https://github.com/LabCDBr/gestao/blob/main/acessibilidade/6-8-visualizacao-evento.html" text:style-name="ListLabel_20_91" text:visited-style-name="ListLabel_20_91"><text:span text:style-name="T15">https://github.com/LabCDBr/gestao/blob/main/acessibilidade/6-8-visualizacao-evento.html</text:span></text:a></text:p>
      <text:p text:style-name="Standard"/>
      <text:p text:style-name="Standard">Inscrição</text:p>
      <text:p text:style-name="Standard"><text:a xlink:type="simple" xlink:href="https://github.com/LabCDBr/gestao/blob/main/acessibilidade/6-5-inscricao.html" text:style-name="ListLabel_20_91" text:visited-style-name="ListLabel_20_91"><text:span text:style-name="T15">https://github.com/LabCDBr/gestao/blob/main/acessibilidade/6-5-inscricao.html</text:span></text:a></text:p>
      <text:p text:style-name="Standard"><text:soft-page-break/></text:p>
      <text:p text:style-name="Standard">Login</text:p>
      <text:p text:style-name="Standard"><text:a xlink:type="simple" xlink:href="https://github.com/LabCDBr/gestao/blob/main/acessibilidade/6-1-login.html" text:style-name="ListLabel_20_91" text:visited-style-name="ListLabel_20_91"><text:span text:style-name="T15">https://github.com/LabCDBr/gestao/blob/main/acessibilidade/6-1-login.html</text:span></text:a></text:p>
      <text:p text:style-name="Standard"/>
      <text:p text:style-name="Standard">Oportunidades</text:p>
      <text:p text:style-name="Standard"><text:a xlink:type="simple" xlink:href="https://github.com/LabCDBr/gestao/blob/main/acessibilidade/6-4-listagem-oportunidades.html" text:style-name="ListLabel_20_91" text:visited-style-name="ListLabel_20_91"><text:span text:style-name="T15">https://github.com/LabCDBr/gestao/blob/main/acessibilidade/6-4-listagem-oportunidades.html</text:span></text:a></text:p>
      <text:p text:style-name="Standard"/>
      <text:p text:style-name="Standard">Oportunidades - Resultados</text:p>
      <text:p text:style-name="Standard"><text:a xlink:type="simple" xlink:href="https://github.com/LabCDBr/gestao/blob/main/acessibilidade/6-6-resultados-da-oportunidade.html" text:style-name="ListLabel_20_91" text:visited-style-name="ListLabel_20_91"><text:span text:style-name="T15">https://github.com/LabCDBr/gestao/blob/main/acessibilidade/6-6-resultados-da-oportunidade.html</text:span></text:a></text:p>
      <text:p text:style-name="Standard"/>
      <text:p text:style-name="Standard">Página inicial</text:p>
      <text:p text:style-name="Standard"><text:a xlink:type="simple" xlink:href="https://github.com/LabCDBr/gestao/blob/main/acessibilidade/6-7-pagina-inicial.html" text:style-name="ListLabel_20_91" text:visited-style-name="ListLabel_20_91"><text:span text:style-name="T15">https://github.com/LabCDBr/gestao/blob/main/acessibilidade/6-7-pagina-inicial.html</text:span></text:a></text:p>
      <text:p text:style-name="Standard"/>
      <text:p text:style-name="Standard">Painel Controle</text:p>
      <text:p text:style-name="Standard"><text:a xlink:type="simple" xlink:href="https://github.com/LabCDBr/gestao/blob/main/acessibilidade/6-14-painel-controle.html" text:style-name="ListLabel_20_91" text:visited-style-name="ListLabel_20_91"><text:span text:style-name="T15">https://github.com/LabCDBr/gestao/blob/main/acessibilidade/6-14-painel-controle.html</text:span></text:a></text:p>
      <text:p text:style-name="Standard"/>
      <text:p text:style-name="Standard">Projeto - Edição</text:p>
      <text:p text:style-name="Standard"><text:a xlink:type="simple" xlink:href="https://github.com/LabCDBr/gestao/blob/main/acessibilidade/6-13-edicao-projeto.html" text:style-name="ListLabel_20_91" text:visited-style-name="ListLabel_20_91"><text:span text:style-name="T15">https://github.com/LabCDBr/gestao/blob/main/acessibilidade/6-13-edicao-projeto.html</text:span></text:a></text:p>
      <text:p text:style-name="Standard"/>
      <text:p text:style-name="Standard">Projeto - Visualização</text:p>
      <text:p text:style-name="Standard"><text:a xlink:type="simple" xlink:href="https://github.com/LabCDBr/gestao/blob/main/acessibilidade/6-12-visualizacao-projeto.html" text:style-name="ListLabel_20_91" text:visited-style-name="ListLabel_20_91"><text:span text:style-name="T15">https://github.com/LabCDBr/gestao/blob/main/acessibilidade/6-12-visualizacao-projeto.html</text:span></text:a></text:p>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none"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none"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justify" style:justify-single-word="false" fo:text-indent="0.5902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2pt" fo:font-weight="bold" style:font-size-asian="12pt" style:font-weight-asian="bold" style:font-size-complex="12pt"/>
    </style:style>
    <style:style style:name="Heading_20_2" style:display-name="Heading 2" style:family="paragraph" style:parent-style-name="normal" style:next-style-name="Standard" style:default-outline-level="" style:class="text">
      <style:paragraph-properties fo:keep-together="always" fo:keep-with-next="always"/>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278in" fo:margin-bottom="0.0835in" loext:contextual-spacing="false" fo:line-height="100%" fo:text-align="center" style:justify-single-word="false" fo:keep-together="always" fo:keep-with-next="always"/>
      <style:text-properties fo:font-size="14pt" fo:font-weight="bold" style:font-size-asian="14pt" style:font-weight-asian="bold" style:font-size-complex="14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91" style:display-name="ListLabel 91"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6" text:style-name="ListLabel_20_24" style:num-prefix="("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7" text:style-name="ListLabel_20_25" style:num-prefix="("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8" text:style-name="ListLabel_20_26" style:num-prefix="("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7" style:num-prefix="("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41"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6" text:style-name="ListLabel_20_42" style:num-prefix="("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7" text:style-name="ListLabel_20_43" style:num-prefix="("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8" text:style-name="ListLabel_20_44" style:num-prefix="("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45" style:num-prefix="("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1807in" fo:margin-bottom="0.5in" fo:margin-left="1.1807in" fo:margin-right="0.7866in" style:writing-mode="lr-tb" style:layout-grid-color="#c0c0c0" style:layout-grid-lines="2470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2866in" fo:margin-left="0in" fo:margin-right="0in" fo:margin-top="0.2472in" style:dynamic-spacing="true"/>
      </style:footer-style>
    </style:page-layout>
    <style:page-layout style:name="Mpm2">
      <style:page-layout-properties fo:page-width="8.2681in" fo:page-height="11.6929in" style:num-format="1" style:print-orientation="portrait" fo:margin-top="0.5in" fo:margin-bottom="0.5in" fo:margin-left="1.1807in" fo:margin-right="0.7866in" style:writing-mode="lr-tb" style:layout-grid-color="#c0c0c0" style:layout-grid-lines="2470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07in" fo:margin-left="0in" fo:margin-right="0in" fo:margin-bottom="0.6417in" style:dynamic-spacing="true"/>
      </style:header-style>
      <style:footer-style>
        <style:header-footer-properties fo:min-height="0.2866in" fo:margin-left="0in" fo:margin-right="0in" fo:margin-top="0.2472in" style:dynamic-spacing="true"/>
      </style:footer-style>
    </style:page-layout>
  </office:automatic-styles>
  <office:master-styles>
    <style:master-page style:name="Standard" style:page-layout-name="Mpm1">
      <style:header>
        <text:p text:style-name="Header"/>
      </style:header>
      <style:footer>
        <text:p text:style-name="MP1"><text:page-number text:select-page="current">18</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0" meta:object-count="0" meta:page-count="20" meta:paragraph-count="418" meta:word-count="2787" meta:character-count="18926" meta:non-whitespace-character-count="16605"/>
    <meta:generator>LibreOfficeDev/6.0.5.2$Linux_X86_64 LibreOffice_project/</meta:generator>
  </office:meta>
</office:document-meta>
</file>